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justify"/>
    </style:style>
    <style:style style:name="T3" style:parent-style-name="Títulodellibro" style:family="text">
      <style:text-properties fo:font-weight="normal" style:font-weight-asian="normal" style:font-weight-complex="normal" fo:font-style="normal" style:font-style-asian="normal" style:font-style-complex="normal"/>
    </style:style>
    <style:style style:name="T4" style:parent-style-name="Títulodellibro" style:family="text">
      <style:text-properties fo:font-weight="normal" style:font-weight-asian="normal" style:font-weight-complex="normal" fo:font-style="normal" style:font-style-asian="normal" style:font-style-complex="normal"/>
    </style:style>
    <style:style style:name="T5" style:parent-style-name="Títulodellibro" style:family="text">
      <style:text-properties fo:font-weight="normal" style:font-weight-asian="normal" style:font-weight-complex="normal" fo:font-style="normal" style:font-style-asian="normal" style:font-style-complex="normal"/>
    </style:style>
    <style:style style:name="P6" style:parent-style-name="Normal" style:family="paragraph">
      <style:paragraph-properties fo:text-align="justify"/>
    </style:style>
    <style:style style:name="TableColumn8" style:family="table-column">
      <style:table-column-properties style:column-width="5.8986in"/>
    </style:style>
    <style:style style:name="Table7" style:family="table">
      <style:table-properties style:width="5.8986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margin-bottom="0in" fo:line-height="100%" fo:background-color="#FFFFFF"/>
    </style:style>
    <style:style style:name="T12"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13"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14" style:parent-style-name="Fuentedepárrafopredeter." style:family="text">
      <style:text-properties style:font-name="Consolas" style:font-name-asian="Times New Roman" fo:color="#A31515" fo:font-size="8pt" style:font-size-asian="8pt" style:font-size-complex="8pt" fo:language="en" fo:country="US" style:language-asian="es" style:country-asian="ES"/>
    </style:style>
    <style:style style:name="P15" style:parent-style-name="Normal" style:family="paragraph">
      <style:paragraph-properties fo:margin-bottom="0in" fo:line-height="100%" fo:background-color="#FFFFFF"/>
    </style:style>
    <style:style style:name="T16"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17"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18" style:parent-style-name="Fuentedepárrafopredeter." style:family="text">
      <style:text-properties style:font-name="Consolas" style:font-name-asian="Times New Roman" fo:color="#A31515" fo:font-size="8pt" style:font-size-asian="8pt" style:font-size-complex="8pt" fo:language="en" fo:country="US" style:language-asian="es" style:country-asian="ES"/>
    </style:style>
    <style:style style:name="P19" style:parent-style-name="Normal" style:family="paragraph">
      <style:paragraph-properties fo:margin-bottom="0in" fo:line-height="100%" fo:background-color="#FFFFFF"/>
    </style:style>
    <style:style style:name="T20"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21"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22"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23" style:parent-style-name="Fuentedepárrafopredeter." style:family="text">
      <style:text-properties style:font-name="Consolas" style:font-name-asian="Times New Roman" fo:color="#A31515" fo:font-size="8pt" style:font-size-asian="8pt" style:font-size-complex="8pt" fo:language="en" fo:country="US" style:language-asian="es" style:country-asian="ES"/>
    </style:style>
    <style:style style:name="P24" style:parent-style-name="Normal" style:family="paragraph">
      <style:paragraph-properties fo:margin-bottom="0in" fo:line-height="100%" fo:background-color="#FFFFFF"/>
    </style:style>
    <style:style style:name="T25"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26"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27" style:parent-style-name="Fuentedepárrafopredeter." style:family="text">
      <style:text-properties style:font-name="Consolas" style:font-name-asian="Times New Roman" fo:color="#A31515" fo:font-size="8pt" style:font-size-asian="8pt" style:font-size-complex="8pt" fo:language="en" fo:country="US" style:language-asian="es" style:country-asian="ES"/>
    </style:style>
    <style:style style:name="P28" style:parent-style-name="Normal" style:family="paragraph">
      <style:paragraph-properties fo:margin-bottom="0in" fo:line-height="100%" fo:background-color="#FFFFFF"/>
    </style:style>
    <style:style style:name="T29"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30"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31" style:parent-style-name="Fuentedepárrafopredeter." style:family="text">
      <style:text-properties style:font-name="Consolas" style:font-name-asian="Times New Roman" fo:color="#A31515" fo:font-size="8pt" style:font-size-asian="8pt" style:font-size-complex="8pt" fo:language="en" fo:country="US" style:language-asian="es" style:country-asian="ES"/>
    </style:style>
    <style:style style:name="P32" style:parent-style-name="Normal" style:family="paragraph">
      <style:paragraph-properties fo:margin-bottom="0in" fo:line-height="100%" fo:background-color="#FFFFFF"/>
    </style:style>
    <style:style style:name="T33"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34"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35" style:parent-style-name="Fuentedepárrafopredeter." style:family="text">
      <style:text-properties style:font-name="Consolas" style:font-name-asian="Times New Roman" fo:color="#A31515" fo:font-size="8pt" style:font-size-asian="8pt" style:font-size-complex="8pt" fo:language="en" fo:country="US" style:language-asian="es" style:country-asian="ES"/>
    </style:style>
    <style:style style:name="P36"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37" style:parent-style-name="Normal" style:family="paragraph">
      <style:paragraph-properties fo:margin-bottom="0in" fo:line-height="100%" fo:background-color="#FFFFFF"/>
    </style:style>
    <style:style style:name="T38"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9"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40"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1" style:parent-style-name="Fuentedepárrafopredeter." style:family="text">
      <style:text-properties style:font-name="Consolas" style:font-name-asian="Times New Roman" fo:color="#267F99" fo:font-size="8pt" style:font-size-asian="8pt" style:font-size-complex="8pt" fo:language="en" fo:country="US" style:language-asian="es" style:country-asian="ES"/>
    </style:style>
    <style:style style:name="T42"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43" style:parent-style-name="Normal" style:family="paragraph">
      <style:paragraph-properties fo:margin-bottom="0in" fo:line-height="100%" fo:background-color="#FFFFFF"/>
    </style:style>
    <style:style style:name="T44"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5"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46"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7" style:parent-style-name="Fuentedepárrafopredeter." style:family="text">
      <style:text-properties style:font-name="Consolas" style:font-name-asian="Times New Roman" fo:color="#267F99" fo:font-size="8pt" style:font-size-asian="8pt" style:font-size-complex="8pt" fo:language="en" fo:country="US" style:language-asian="es" style:country-asian="ES"/>
    </style:style>
    <style:style style:name="T48"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49"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50" style:parent-style-name="Normal" style:family="paragraph">
      <style:paragraph-properties fo:margin-bottom="0in" fo:line-height="100%" fo:background-color="#FFFFFF"/>
    </style:style>
    <style:style style:name="T51"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52" style:parent-style-name="Normal" style:family="paragraph">
      <style:paragraph-properties fo:margin-bottom="0in" fo:line-height="100%" fo:background-color="#FFFFFF"/>
    </style:style>
    <style:style style:name="T53"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54"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style:language-asian="es" style:country-asian="ES"/>
    </style:style>
    <style:style style:name="P55" style:parent-style-name="Normal" style:family="paragraph">
      <style:paragraph-properties fo:margin-bottom="0in" fo:line-height="100%" fo:background-color="#FFFFFF"/>
    </style:style>
    <style:style style:name="T56"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5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58"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5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0"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6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2" style:parent-style-name="Fuentedepárrafopredeter." style:family="text">
      <style:text-properties style:font-name="Consolas" style:font-name-asian="Times New Roman" fo:color="#098658" fo:font-size="8pt" style:font-size-asian="8pt" style:font-size-complex="8pt" style:language-asian="es" style:country-asian="ES"/>
    </style:style>
    <style:style style:name="T6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4"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65" style:parent-style-name="Normal" style:family="paragraph">
      <style:paragraph-properties fo:margin-bottom="0in" fo:line-height="100%" fo:background-color="#FFFFFF"/>
    </style:style>
    <style:style style:name="T6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7"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6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9" style:parent-style-name="Fuentedepárrafopredeter." style:family="text">
      <style:text-properties style:font-name="Consolas" style:font-name-asian="Times New Roman" fo:color="#098658" fo:font-size="8pt" style:font-size-asian="8pt" style:font-size-complex="8pt" style:language-asian="es" style:country-asian="ES"/>
    </style:style>
    <style:style style:name="T7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71"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72" style:parent-style-name="Normal" style:family="paragraph">
      <style:paragraph-properties fo:margin-bottom="0in" fo:line-height="100%" fo:background-color="#FFFFFF"/>
    </style:style>
    <style:style style:name="T73"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7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75"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7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77"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7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79" style:parent-style-name="Fuentedepárrafopredeter." style:family="text">
      <style:text-properties style:font-name="Consolas" style:font-name-asian="Times New Roman" fo:color="#098658" fo:font-size="8pt" style:font-size-asian="8pt" style:font-size-complex="8pt" style:language-asian="es" style:country-asian="ES"/>
    </style:style>
    <style:style style:name="T8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81"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82" style:parent-style-name="Normal" style:family="paragraph">
      <style:paragraph-properties fo:margin-bottom="0in" fo:line-height="100%" fo:background-color="#FFFFFF"/>
    </style:style>
    <style:style style:name="T8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84"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8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86"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8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88" style:parent-style-name="Fuentedepárrafopredeter." style:family="text">
      <style:text-properties style:font-name="Consolas" style:font-name-asian="Times New Roman" fo:color="#098658" fo:font-size="8pt" style:font-size-asian="8pt" style:font-size-complex="8pt" style:language-asian="es" style:country-asian="ES"/>
    </style:style>
    <style:style style:name="T8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0"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91"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style:language-asian="es" style:country-asian="ES"/>
    </style:style>
    <style:style style:name="P92" style:parent-style-name="Normal" style:family="paragraph">
      <style:paragraph-properties fo:margin-bottom="0in" fo:line-height="100%" fo:background-color="#FFFFFF"/>
    </style:style>
    <style:style style:name="T93"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94" style:parent-style-name="Normal" style:family="paragraph">
      <style:paragraph-properties fo:margin-bottom="0in" fo:line-height="100%" fo:background-color="#FFFFFF"/>
    </style:style>
    <style:style style:name="T95" style:parent-style-name="Fuentedepárrafopredeter." style:family="text">
      <style:text-properties style:font-name="Consolas" style:font-name-asian="Times New Roman" fo:color="#267F99" fo:font-size="8pt" style:font-size-asian="8pt" style:font-size-complex="8pt" style:language-asian="es" style:country-asian="ES"/>
    </style:style>
    <style:style style:name="T9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7"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9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9" style:parent-style-name="Fuentedepárrafopredeter." style:family="text">
      <style:text-properties style:font-name="Consolas" style:font-name-asian="Times New Roman" fo:color="#098658" fo:font-size="8pt" style:font-size-asian="8pt" style:font-size-complex="8pt" style:language-asian="es" style:country-asian="ES"/>
    </style:style>
    <style:style style:name="T10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01" style:parent-style-name="Normal" style:family="paragraph">
      <style:paragraph-properties fo:margin-bottom="0in" fo:line-height="100%" fo:background-color="#FFFFFF"/>
    </style:style>
    <style:style style:name="T102" style:parent-style-name="Fuentedepárrafopredeter." style:family="text">
      <style:text-properties style:font-name="Consolas" style:font-name-asian="Times New Roman" fo:color="#267F99" fo:font-size="8pt" style:font-size-asian="8pt" style:font-size-complex="8pt" style:language-asian="es" style:country-asian="ES"/>
    </style:style>
    <style:style style:name="T10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4"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0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6" style:parent-style-name="Fuentedepárrafopredeter." style:family="text">
      <style:text-properties style:font-name="Consolas" style:font-name-asian="Times New Roman" fo:color="#098658" fo:font-size="8pt" style:font-size-asian="8pt" style:font-size-complex="8pt" style:language-asian="es" style:country-asian="ES"/>
    </style:style>
    <style:style style:name="T10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08"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style:language-asian="es" style:country-asian="ES"/>
    </style:style>
    <style:style style:name="P109" style:parent-style-name="Normal" style:family="paragraph">
      <style:paragraph-properties fo:margin-bottom="0in" fo:line-height="100%" fo:background-color="#FFFFFF"/>
    </style:style>
    <style:style style:name="T110"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11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2"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1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4" style:parent-style-name="Fuentedepárrafopredeter." style:family="text">
      <style:text-properties style:font-name="Consolas" style:font-name-asian="Times New Roman" fo:color="#098658" fo:font-size="8pt" style:font-size-asian="8pt" style:font-size-complex="8pt" style:language-asian="es" style:country-asian="ES"/>
    </style:style>
    <style:style style:name="T11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6"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1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8" style:parent-style-name="Fuentedepárrafopredeter." style:family="text">
      <style:text-properties style:font-name="Consolas" style:font-name-asian="Times New Roman" fo:color="#098658" fo:font-size="8pt" style:font-size-asian="8pt" style:font-size-complex="8pt" style:language-asian="es" style:country-asian="ES"/>
    </style:style>
    <style:style style:name="T11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20" style:parent-style-name="Normal" style:family="paragraph">
      <style:paragraph-properties fo:margin-bottom="0in" fo:line-height="100%" fo:background-color="#FFFFFF"/>
    </style:style>
    <style:style style:name="T121"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12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23"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2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25"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2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27" style:parent-style-name="Normal" style:family="paragraph">
      <style:paragraph-properties fo:margin-bottom="0.1666in" fo:line-height="100%" fo:background-color="#FFFFFF"/>
      <style:text-properties style:font-name="Consolas" style:font-name-asian="Times New Roman" fo:color="#000000" fo:font-size="8pt" style:font-size-asian="8pt" style:font-size-complex="8pt" style:language-asian="es" style:country-asian="ES"/>
    </style:style>
    <style:style style:name="P128" style:parent-style-name="Normal" style:family="paragraph">
      <style:paragraph-properties fo:margin-bottom="0in" fo:line-height="100%" fo:background-color="#FFFFFF"/>
    </style:style>
    <style:style style:name="T129"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130" style:parent-style-name="Normal" style:family="paragraph">
      <style:paragraph-properties fo:margin-bottom="0in" fo:line-height="100%" fo:background-color="#FFFFFF"/>
    </style:style>
    <style:style style:name="T131"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132" style:parent-style-name="Normal" style:family="paragraph">
      <style:paragraph-properties fo:margin-bottom="0in" fo:line-height="100%" fo:background-color="#FFFFFF"/>
    </style:style>
    <style:style style:name="T133"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134" style:parent-style-name="Normal" style:family="paragraph">
      <style:paragraph-properties fo:margin-bottom="0in" fo:line-height="100%" fo:background-color="#FFFFFF"/>
    </style:style>
    <style:style style:name="T135"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T136"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137" style:parent-style-name="Normal" style:family="paragraph">
      <style:paragraph-properties fo:margin-bottom="0in" fo:line-height="100%" fo:background-color="#FFFFFF"/>
    </style:style>
    <style:style style:name="T138" style:parent-style-name="Fuentedepárrafopredeter." style:family="text">
      <style:text-properties style:font-name="Consolas" style:font-name-asian="Times New Roman" fo:color="#008000" fo:font-size="8pt" style:font-size-asian="8pt" style:font-size-complex="8pt" fo:language="fr" fo:country="FR" style:language-asian="es" style:country-asian="ES"/>
    </style:style>
    <style:style style:name="P139"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fr" fo:country="FR" style:language-asian="es" style:country-asian="ES"/>
    </style:style>
    <style:style style:name="P140" style:parent-style-name="Normal" style:family="paragraph">
      <style:paragraph-properties fo:margin-bottom="0in" fo:line-height="100%" fo:background-color="#FFFFFF"/>
    </style:style>
    <style:style style:name="T141" style:parent-style-name="Fuentedepárrafopredeter." style:family="text">
      <style:text-properties style:font-name="Consolas" style:font-name-asian="Times New Roman" fo:color="#0000FF" fo:font-size="8pt" style:font-size-asian="8pt" style:font-size-complex="8pt" fo:language="fr" fo:country="FR" style:language-asian="es" style:country-asian="ES"/>
    </style:style>
    <style:style style:name="T142" style:parent-style-name="Fuentedepárrafopredeter." style:family="text">
      <style:text-properties style:font-name="Consolas" style:font-name-asian="Times New Roman" fo:color="#000000" fo:font-size="8pt" style:font-size-asian="8pt" style:font-size-complex="8pt" fo:language="fr" fo:country="FR" style:language-asian="es" style:country-asian="ES"/>
    </style:style>
    <style:style style:name="T143" style:parent-style-name="Fuentedepárrafopredeter." style:family="text">
      <style:text-properties style:font-name="Consolas" style:font-name-asian="Times New Roman" fo:color="#0000FF" fo:font-size="8pt" style:font-size-asian="8pt" style:font-size-complex="8pt" fo:language="fr" fo:country="FR" style:language-asian="es" style:country-asian="ES"/>
    </style:style>
    <style:style style:name="T144" style:parent-style-name="Fuentedepárrafopredeter." style:family="text">
      <style:text-properties style:font-name="Consolas" style:font-name-asian="Times New Roman" fo:color="#000000" fo:font-size="8pt" style:font-size-asian="8pt" style:font-size-complex="8pt" fo:language="fr" fo:country="FR" style:language-asian="es" style:country-asian="ES"/>
    </style:style>
    <style:style style:name="T145" style:parent-style-name="Fuentedepárrafopredeter." style:family="text">
      <style:text-properties style:font-name="Consolas" style:font-name-asian="Times New Roman" fo:color="#267F99" fo:font-size="8pt" style:font-size-asian="8pt" style:font-size-complex="8pt" fo:language="fr" fo:country="FR" style:language-asian="es" style:country-asian="ES"/>
    </style:style>
    <style:style style:name="T146" style:parent-style-name="Fuentedepárrafopredeter." style:family="text">
      <style:text-properties style:font-name="Consolas" style:font-name-asian="Times New Roman" fo:color="#000000" fo:font-size="8pt" style:font-size-asian="8pt" style:font-size-complex="8pt" fo:language="fr" fo:country="FR" style:language-asian="es" style:country-asian="ES"/>
    </style:style>
    <style:style style:name="T147" style:parent-style-name="Fuentedepárrafopredeter." style:family="text">
      <style:text-properties style:font-name="Consolas" style:font-name-asian="Times New Roman" fo:color="#0000FF" fo:font-size="8pt" style:font-size-asian="8pt" style:font-size-complex="8pt" fo:language="fr" fo:country="FR" style:language-asian="es" style:country-asian="ES"/>
    </style:style>
    <style:style style:name="T148" style:parent-style-name="Fuentedepárrafopredeter." style:family="text">
      <style:text-properties style:font-name="Consolas" style:font-name-asian="Times New Roman" fo:color="#000000" fo:font-size="8pt" style:font-size-asian="8pt" style:font-size-complex="8pt" fo:language="fr" fo:country="FR" style:language-asian="es" style:country-asian="ES"/>
    </style:style>
    <style:style style:name="T149" style:parent-style-name="Fuentedepárrafopredeter." style:family="text">
      <style:text-properties style:font-name="Consolas" style:font-name-asian="Times New Roman" fo:color="#267F99" fo:font-size="8pt" style:font-size-asian="8pt" style:font-size-complex="8pt" fo:language="fr" fo:country="FR" style:language-asian="es" style:country-asian="ES"/>
    </style:style>
    <style:style style:name="T150" style:parent-style-name="Fuentedepárrafopredeter." style:family="text">
      <style:text-properties style:font-name="Consolas" style:font-name-asian="Times New Roman" fo:color="#000000" fo:font-size="8pt" style:font-size-asian="8pt" style:font-size-complex="8pt" fo:language="fr" fo:country="FR" style:language-asian="es" style:country-asian="ES"/>
    </style:style>
    <style:style style:name="T151" style:parent-style-name="Fuentedepárrafopredeter." style:family="text">
      <style:text-properties style:font-name="Consolas" style:font-name-asian="Times New Roman" fo:color="#0000FF" fo:font-size="8pt" style:font-size-asian="8pt" style:font-size-complex="8pt" fo:language="fr" fo:country="FR" style:language-asian="es" style:country-asian="ES"/>
    </style:style>
    <style:style style:name="T152" style:parent-style-name="Fuentedepárrafopredeter." style:family="text">
      <style:text-properties style:font-name="Consolas" style:font-name-asian="Times New Roman" fo:color="#000000" fo:font-size="8pt" style:font-size-asian="8pt" style:font-size-complex="8pt" fo:language="fr" fo:country="FR" style:language-asian="es" style:country-asian="ES"/>
    </style:style>
    <style:style style:name="T153" style:parent-style-name="Fuentedepárrafopredeter." style:family="text">
      <style:text-properties style:font-name="Consolas" style:font-name-asian="Times New Roman" fo:color="#795E26" fo:font-size="8pt" style:font-size-asian="8pt" style:font-size-complex="8pt" fo:language="fr" fo:country="FR" style:language-asian="es" style:country-asian="ES"/>
    </style:style>
    <style:style style:name="T154" style:parent-style-name="Fuentedepárrafopredeter." style:family="text">
      <style:text-properties style:font-name="Consolas" style:font-name-asian="Times New Roman" fo:color="#000000" fo:font-size="8pt" style:font-size-asian="8pt" style:font-size-complex="8pt" fo:language="fr" fo:country="FR" style:language-asian="es" style:country-asian="ES"/>
    </style:style>
    <style:style style:name="P155"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156" style:parent-style-name="Normal" style:family="paragraph">
      <style:paragraph-properties fo:margin-bottom="0in" fo:line-height="100%" fo:background-color="#FFFFFF"/>
    </style:style>
    <style:style style:name="T15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58"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15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60" style:parent-style-name="Fuentedepárrafopredeter." style:family="text">
      <style:text-properties style:font-name="Consolas" style:font-name-asian="Times New Roman" fo:color="#267F99" fo:font-size="8pt" style:font-size-asian="8pt" style:font-size-complex="8pt" fo:language="en" fo:country="US" style:language-asian="es" style:country-asian="ES"/>
    </style:style>
    <style:style style:name="T16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62"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16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64" style:parent-style-name="Fuentedepárrafopredeter." style:family="text">
      <style:text-properties style:font-name="Consolas" style:font-name-asian="Times New Roman" fo:color="#267F99" fo:font-size="8pt" style:font-size-asian="8pt" style:font-size-complex="8pt" fo:language="en" fo:country="US" style:language-asian="es" style:country-asian="ES"/>
    </style:style>
    <style:style style:name="T16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66"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16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168" style:parent-style-name="Normal" style:family="paragraph">
      <style:paragraph-properties fo:margin-bottom="0in" fo:line-height="100%" fo:background-color="#FFFFFF"/>
    </style:style>
    <style:style style:name="T16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70"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17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72" style:parent-style-name="Fuentedepárrafopredeter." style:family="text">
      <style:text-properties style:font-name="Consolas" style:font-name-asian="Times New Roman" fo:color="#267F99" fo:font-size="8pt" style:font-size-asian="8pt" style:font-size-complex="8pt" style:language-asian="es" style:country-asian="ES"/>
    </style:style>
    <style:style style:name="T17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74"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17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76"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7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78" style:parent-style-name="Normal" style:family="paragraph">
      <style:paragraph-properties fo:margin-bottom="0in" fo:line-height="100%" fo:background-color="#FFFFFF"/>
    </style:style>
    <style:style style:name="T17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80" style:parent-style-name="Fuentedepárrafopredeter." style:family="text">
      <style:text-properties style:font-name="Consolas" style:font-name-asian="Times New Roman" fo:color="#AF00DB" fo:font-size="8pt" style:font-size-asian="8pt" style:font-size-complex="8pt" style:language-asian="es" style:country-asian="ES"/>
    </style:style>
    <style:style style:name="T18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82"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83"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8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85"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8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87"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8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89"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style:language-asian="es" style:country-asian="ES"/>
    </style:style>
    <style:style style:name="P190"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style:language-asian="es" style:country-asian="ES"/>
    </style:style>
    <style:style style:name="P191" style:parent-style-name="Normal" style:family="paragraph">
      <style:paragraph-properties fo:margin-bottom="0in" fo:line-height="100%" fo:background-color="#FFFFFF"/>
    </style:style>
    <style:style style:name="T192"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193" style:parent-style-name="Normal" style:family="paragraph">
      <style:paragraph-properties fo:margin-bottom="0in" fo:line-height="100%" fo:background-color="#FFFFFF"/>
    </style:style>
    <style:style style:name="T194"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195" style:parent-style-name="Normal" style:family="paragraph">
      <style:paragraph-properties fo:margin-bottom="0in" fo:line-height="100%" fo:background-color="#FFFFFF"/>
    </style:style>
    <style:style style:name="T196" style:parent-style-name="Fuentedepárrafopredeter." style:family="text">
      <style:text-properties style:font-name="Consolas" style:font-name-asian="Times New Roman" fo:color="#008000" fo:font-size="8pt" style:font-size-asian="8pt" style:font-size-complex="8pt" fo:language="en" fo:country="US" style:language-asian="es" style:country-asian="ES"/>
    </style:style>
    <style:style style:name="P197"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198" style:parent-style-name="Normal" style:family="paragraph">
      <style:paragraph-properties fo:margin-bottom="0in" fo:line-height="100%" fo:background-color="#FFFFFF"/>
    </style:style>
    <style:style style:name="T199"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200"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01"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202"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203"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204" style:parent-style-name="Normal" style:family="paragraph">
      <style:paragraph-properties fo:margin-bottom="0in" fo:line-height="100%" fo:background-color="#FFFFFF"/>
    </style:style>
    <style:style style:name="T20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06"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20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08"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20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10"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21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12" style:parent-style-name="Fuentedepárrafopredeter." style:family="text">
      <style:text-properties style:font-name="Consolas" style:font-name-asian="Times New Roman" fo:color="#098658" fo:font-size="8pt" style:font-size-asian="8pt" style:font-size-complex="8pt" fo:language="en" fo:country="US" style:language-asian="es" style:country-asian="ES"/>
    </style:style>
    <style:style style:name="T21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214" style:parent-style-name="Normal" style:family="paragraph">
      <style:paragraph-properties fo:margin-bottom="0in" fo:line-height="100%" fo:background-color="#FFFFFF"/>
    </style:style>
    <style:style style:name="T21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16" style:parent-style-name="Fuentedepárrafopredeter." style:family="text">
      <style:text-properties style:font-name="Consolas" style:font-name-asian="Times New Roman" fo:color="#267F99" fo:font-size="8pt" style:font-size-asian="8pt" style:font-size-complex="8pt" fo:language="en" fo:country="US" style:language-asian="es" style:country-asian="ES"/>
    </style:style>
    <style:style style:name="T21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18"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21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20" style:parent-style-name="Fuentedepárrafopredeter." style:family="text">
      <style:text-properties style:font-name="Consolas" style:font-name-asian="Times New Roman" fo:color="#267F99" fo:font-size="8pt" style:font-size-asian="8pt" style:font-size-complex="8pt" fo:language="en" fo:country="US" style:language-asian="es" style:country-asian="ES"/>
    </style:style>
    <style:style style:name="T22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22" style:parent-style-name="Fuentedepárrafopredeter." style:family="text">
      <style:text-properties style:font-name="Consolas" style:font-name-asian="Times New Roman" fo:color="#267F99" fo:font-size="8pt" style:font-size-asian="8pt" style:font-size-complex="8pt" fo:language="en" fo:country="US" style:language-asian="es" style:country-asian="ES"/>
    </style:style>
    <style:style style:name="T22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24"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22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26" style:parent-style-name="Fuentedepárrafopredeter." style:family="text">
      <style:text-properties style:font-name="Consolas" style:font-name-asian="Times New Roman" fo:color="#098658" fo:font-size="8pt" style:font-size-asian="8pt" style:font-size-complex="8pt" fo:language="en" fo:country="US" style:language-asian="es" style:country-asian="ES"/>
    </style:style>
    <style:style style:name="T22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28" style:parent-style-name="Fuentedepárrafopredeter." style:family="text">
      <style:text-properties style:font-name="Consolas" style:font-name-asian="Times New Roman" fo:color="#098658" fo:font-size="8pt" style:font-size-asian="8pt" style:font-size-complex="8pt" fo:language="en" fo:country="US" style:language-asian="es" style:country-asian="ES"/>
    </style:style>
    <style:style style:name="T22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230"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231" style:parent-style-name="Normal" style:family="paragraph">
      <style:paragraph-properties fo:margin-bottom="0in" fo:line-height="100%" fo:background-color="#FFFFFF"/>
    </style:style>
    <style:style style:name="T232"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33"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23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235"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23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237" style:parent-style-name="Fuentedepárrafopredeter." style:family="text">
      <style:text-properties style:font-name="Consolas" style:font-name-asian="Times New Roman" fo:color="#A31515" fo:font-size="8pt" style:font-size-asian="8pt" style:font-size-complex="8pt" style:language-asian="es" style:country-asian="ES"/>
    </style:style>
    <style:style style:name="T23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239"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24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241"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24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243"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24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245"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24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247"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24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249"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25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251"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style:language-asian="es" style:country-asian="ES"/>
    </style:style>
    <style:style style:name="P252" style:parent-style-name="Normal" style:family="paragraph">
      <style:paragraph-properties fo:margin-bottom="0in" fo:line-height="100%" fo:background-color="#FFFFFF"/>
    </style:style>
    <style:style style:name="T25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254"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25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56"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25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258" style:parent-style-name="Normal" style:family="paragraph">
      <style:paragraph-properties fo:margin-bottom="0in" fo:line-height="100%" fo:background-color="#FFFFFF"/>
    </style:style>
    <style:style style:name="T25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60"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26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62"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26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264"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265" style:parent-style-name="Normal" style:family="paragraph">
      <style:paragraph-properties fo:margin-bottom="0in" fo:line-height="100%" fo:background-color="#FFFFFF"/>
    </style:style>
    <style:style style:name="T266" style:parent-style-name="Fuentedepárrafopredeter." style:family="text">
      <style:text-properties style:font-name="Consolas" style:font-name-asian="Times New Roman" fo:color="#008000" fo:font-size="8pt" style:font-size-asian="8pt" style:font-size-complex="8pt" fo:language="en" fo:country="US" style:language-asian="es" style:country-asian="ES"/>
    </style:style>
    <style:style style:name="P267"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268" style:parent-style-name="Normal" style:family="paragraph">
      <style:paragraph-properties fo:margin-bottom="0in" fo:line-height="100%" fo:background-color="#FFFFFF"/>
    </style:style>
    <style:style style:name="T269"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270"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71"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272"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73"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274"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75"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276"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277"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278" style:parent-style-name="Normal" style:family="paragraph">
      <style:paragraph-properties fo:margin-bottom="0in" fo:line-height="100%" fo:background-color="#FFFFFF"/>
    </style:style>
    <style:style style:name="T27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80"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28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82"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28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84"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28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286" style:parent-style-name="Normal" style:family="paragraph">
      <style:paragraph-properties fo:margin-bottom="0in" fo:line-height="100%" fo:background-color="#FFFFFF"/>
    </style:style>
    <style:style style:name="T28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88"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28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90"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29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292" style:parent-style-name="Normal" style:family="paragraph">
      <style:paragraph-properties fo:margin-bottom="0in" fo:line-height="100%" fo:background-color="#FFFFFF"/>
    </style:style>
    <style:style style:name="T29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94" style:parent-style-name="Fuentedepárrafopredeter." style:family="text">
      <style:text-properties style:font-name="Consolas" style:font-name-asian="Times New Roman" fo:color="#267F99" fo:font-size="8pt" style:font-size-asian="8pt" style:font-size-complex="8pt" fo:language="en" fo:country="US" style:language-asian="es" style:country-asian="ES"/>
    </style:style>
    <style:style style:name="T29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96"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29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298" style:parent-style-name="Fuentedepárrafopredeter." style:family="text">
      <style:text-properties style:font-name="Consolas" style:font-name-asian="Times New Roman" fo:color="#267F99" fo:font-size="8pt" style:font-size-asian="8pt" style:font-size-complex="8pt" fo:language="en" fo:country="US" style:language-asian="es" style:country-asian="ES"/>
    </style:style>
    <style:style style:name="T29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00" style:parent-style-name="Fuentedepárrafopredeter." style:family="text">
      <style:text-properties style:font-name="Consolas" style:font-name-asian="Times New Roman" fo:color="#267F99" fo:font-size="8pt" style:font-size-asian="8pt" style:font-size-complex="8pt" fo:language="en" fo:country="US" style:language-asian="es" style:country-asian="ES"/>
    </style:style>
    <style:style style:name="T30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02"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30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04" style:parent-style-name="Fuentedepárrafopredeter." style:family="text">
      <style:text-properties style:font-name="Consolas" style:font-name-asian="Times New Roman" fo:color="#098658" fo:font-size="8pt" style:font-size-asian="8pt" style:font-size-complex="8pt" fo:language="en" fo:country="US" style:language-asian="es" style:country-asian="ES"/>
    </style:style>
    <style:style style:name="T30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06" style:parent-style-name="Fuentedepárrafopredeter." style:family="text">
      <style:text-properties style:font-name="Consolas" style:font-name-asian="Times New Roman" fo:color="#098658" fo:font-size="8pt" style:font-size-asian="8pt" style:font-size-complex="8pt" fo:language="en" fo:country="US" style:language-asian="es" style:country-asian="ES"/>
    </style:style>
    <style:style style:name="T30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308"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309" style:parent-style-name="Normal" style:family="paragraph">
      <style:paragraph-properties fo:margin-bottom="0in" fo:line-height="100%" fo:background-color="#FFFFFF"/>
    </style:style>
    <style:style style:name="T310"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11"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312"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13"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314"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15" style:parent-style-name="Fuentedepárrafopredeter." style:family="text">
      <style:text-properties style:font-name="Consolas" style:font-name-asian="Times New Roman" fo:color="#A31515" fo:font-size="8pt" style:font-size-asian="8pt" style:font-size-complex="8pt" fo:language="en" fo:country="US" style:language-asian="es" style:country-asian="ES"/>
    </style:style>
    <style:style style:name="T316"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17"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318"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19"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320"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21"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322"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23"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324"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325"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326"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327" style:parent-style-name="Normal" style:family="paragraph">
      <style:paragraph-properties fo:margin-bottom="0.1666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328" style:parent-style-name="Normal" style:family="paragraph">
      <style:paragraph-properties fo:margin-bottom="0in" fo:line-height="100%" fo:background-color="#FFFFFF"/>
    </style:style>
    <style:style style:name="T329" style:parent-style-name="Fuentedepárrafopredeter." style:family="text">
      <style:text-properties style:font-name="Consolas" style:font-name-asian="Times New Roman" fo:color="#008000" fo:font-size="8pt" style:font-size-asian="8pt" style:font-size-complex="8pt" fo:language="en" fo:country="US" style:language-asian="es" style:country-asian="ES"/>
    </style:style>
    <style:style style:name="P330"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331" style:parent-style-name="Normal" style:family="paragraph">
      <style:paragraph-properties fo:margin-bottom="0in" fo:line-height="100%" fo:background-color="#FFFFFF"/>
    </style:style>
    <style:style style:name="T332"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33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34"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33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336"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337" style:parent-style-name="Normal" style:family="paragraph">
      <style:paragraph-properties fo:margin-bottom="0in" fo:line-height="100%" fo:background-color="#FFFFFF"/>
    </style:style>
    <style:style style:name="T338"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39"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340"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41"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342"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43"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344"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345" style:parent-style-name="Normal" style:family="paragraph">
      <style:paragraph-properties fo:margin-bottom="0in" fo:line-height="100%" fo:background-color="#FFFFFF"/>
    </style:style>
    <style:style style:name="T346"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47"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348"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49"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350"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51" style:parent-style-name="Fuentedepárrafopredeter." style:family="text">
      <style:text-properties style:font-name="Consolas" style:font-name-asian="Times New Roman" fo:color="#A31515" fo:font-size="8pt" style:font-size-asian="8pt" style:font-size-complex="8pt" fo:language="en" fo:country="US" style:language-asian="es" style:country-asian="ES"/>
    </style:style>
    <style:style style:name="T352"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353" style:parent-style-name="Normal" style:family="paragraph">
      <style:paragraph-properties fo:margin-bottom="0in" fo:line-height="100%" fo:background-color="#FFFFFF"/>
    </style:style>
    <style:style style:name="T354"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55"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356"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57"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358"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59"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360"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61" style:parent-style-name="Fuentedepárrafopredeter." style:family="text">
      <style:text-properties style:font-name="Consolas" style:font-name-asian="Times New Roman" fo:color="#098658" fo:font-size="8pt" style:font-size-asian="8pt" style:font-size-complex="8pt" fo:language="en" fo:country="US" style:language-asian="es" style:country-asian="ES"/>
    </style:style>
    <style:style style:name="T362"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63"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364"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65"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366"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67"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368"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369" style:parent-style-name="Normal" style:family="paragraph">
      <style:paragraph-properties fo:margin-bottom="0in" fo:line-height="100%" fo:background-color="#FFFFFF"/>
    </style:style>
    <style:style style:name="T370"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71"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372"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73"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374"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75"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376"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77" style:parent-style-name="Fuentedepárrafopredeter." style:family="text">
      <style:text-properties style:font-name="Consolas" style:font-name-asian="Times New Roman" fo:color="#098658" fo:font-size="8pt" style:font-size-asian="8pt" style:font-size-complex="8pt" fo:language="en" fo:country="US" style:language-asian="es" style:country-asian="ES"/>
    </style:style>
    <style:style style:name="T378"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379" style:parent-style-name="Normal" style:family="paragraph">
      <style:paragraph-properties fo:margin-bottom="0in" fo:line-height="100%" fo:background-color="#FFFFFF"/>
    </style:style>
    <style:style style:name="T380"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81"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382"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83"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384"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85" style:parent-style-name="Fuentedepárrafopredeter." style:family="text">
      <style:text-properties style:font-name="Consolas" style:font-name-asian="Times New Roman" fo:color="#A31515" fo:font-size="8pt" style:font-size-asian="8pt" style:font-size-complex="8pt" fo:language="en" fo:country="US" style:language-asian="es" style:country-asian="ES"/>
    </style:style>
    <style:style style:name="T386"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87"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388"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89"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390"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91"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392"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93" style:parent-style-name="Fuentedepárrafopredeter." style:family="text">
      <style:text-properties style:font-name="Consolas" style:font-name-asian="Times New Roman" fo:color="#A31515" fo:font-size="8pt" style:font-size-asian="8pt" style:font-size-complex="8pt" fo:language="en" fo:country="US" style:language-asian="es" style:country-asian="ES"/>
    </style:style>
    <style:style style:name="T394"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95"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396"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97"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398"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399"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400"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01"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402"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03" style:parent-style-name="Fuentedepárrafopredeter." style:family="text">
      <style:text-properties style:font-name="Consolas" style:font-name-asian="Times New Roman" fo:color="#A31515" fo:font-size="8pt" style:font-size-asian="8pt" style:font-size-complex="8pt" fo:language="en" fo:country="US" style:language-asian="es" style:country-asian="ES"/>
    </style:style>
    <style:style style:name="T404"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05"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406"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07"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408"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409" style:parent-style-name="Normal" style:family="paragraph">
      <style:paragraph-properties fo:margin-bottom="0in" fo:line-height="100%" fo:background-color="#FFFFFF"/>
    </style:style>
    <style:style style:name="T410"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11"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412"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13"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414"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415"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416" style:parent-style-name="Normal" style:family="paragraph">
      <style:paragraph-properties fo:margin-bottom="0in" fo:line-height="100%" fo:background-color="#FFFFFF"/>
    </style:style>
    <style:style style:name="T41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18"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41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20"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42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22"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42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24" style:parent-style-name="Fuentedepárrafopredeter." style:family="text">
      <style:text-properties style:font-name="Consolas" style:font-name-asian="Times New Roman" fo:color="#098658" fo:font-size="8pt" style:font-size-asian="8pt" style:font-size-complex="8pt" fo:language="en" fo:country="US" style:language-asian="es" style:country-asian="ES"/>
    </style:style>
    <style:style style:name="T42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426" style:parent-style-name="Normal" style:family="paragraph">
      <style:paragraph-properties fo:margin-bottom="0in" fo:line-height="100%" fo:background-color="#FFFFFF"/>
    </style:style>
    <style:style style:name="T42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28"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42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30"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43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32" style:parent-style-name="Fuentedepárrafopredeter." style:family="text">
      <style:text-properties style:font-name="Consolas" style:font-name-asian="Times New Roman" fo:color="#A31515" fo:font-size="8pt" style:font-size-asian="8pt" style:font-size-complex="8pt" fo:language="en" fo:country="US" style:language-asian="es" style:country-asian="ES"/>
    </style:style>
    <style:style style:name="T43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34"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43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36"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43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38"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43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40" style:parent-style-name="Fuentedepárrafopredeter." style:family="text">
      <style:text-properties style:font-name="Consolas" style:font-name-asian="Times New Roman" fo:color="#A31515" fo:font-size="8pt" style:font-size-asian="8pt" style:font-size-complex="8pt" fo:language="en" fo:country="US" style:language-asian="es" style:country-asian="ES"/>
    </style:style>
    <style:style style:name="T44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42"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44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44"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44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46"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44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48"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44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50" style:parent-style-name="Fuentedepárrafopredeter." style:family="text">
      <style:text-properties style:font-name="Consolas" style:font-name-asian="Times New Roman" fo:color="#A31515" fo:font-size="8pt" style:font-size-asian="8pt" style:font-size-complex="8pt" fo:language="en" fo:country="US" style:language-asian="es" style:country-asian="ES"/>
    </style:style>
    <style:style style:name="T45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52"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45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54"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45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456" style:parent-style-name="Normal" style:family="paragraph">
      <style:paragraph-properties fo:margin-bottom="0in" fo:line-height="100%" fo:background-color="#FFFFFF"/>
    </style:style>
    <style:style style:name="T45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58"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45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60"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46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462"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463"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464" style:parent-style-name="Normal" style:family="paragraph">
      <style:paragraph-properties fo:margin-bottom="0in" fo:line-height="100%" fo:background-color="#FFFFFF"/>
    </style:style>
    <style:style style:name="T46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66"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46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68"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46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470" style:parent-style-name="Normal" style:family="paragraph">
      <style:paragraph-properties fo:margin-bottom="0in" fo:line-height="100%" fo:background-color="#FFFFFF"/>
    </style:style>
    <style:style style:name="T47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72"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47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74"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47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76"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47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78"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47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80"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48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82"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48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84" style:parent-style-name="Fuentedepárrafopredeter." style:family="text">
      <style:text-properties style:font-name="Consolas" style:font-name-asian="Times New Roman" fo:color="#A31515" fo:font-size="8pt" style:font-size-asian="8pt" style:font-size-complex="8pt" fo:language="en" fo:country="US" style:language-asian="es" style:country-asian="ES"/>
    </style:style>
    <style:style style:name="T48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86"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48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88"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48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90"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49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92" style:parent-style-name="Fuentedepárrafopredeter." style:family="text">
      <style:text-properties style:font-name="Consolas" style:font-name-asian="Times New Roman" fo:color="#A31515" fo:font-size="8pt" style:font-size-asian="8pt" style:font-size-complex="8pt" fo:language="en" fo:country="US" style:language-asian="es" style:country-asian="ES"/>
    </style:style>
    <style:style style:name="T49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94"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49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96"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49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498"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49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500"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50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502"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503"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504" style:parent-style-name="Normal" style:family="paragraph">
      <style:paragraph-properties fo:margin-bottom="0in" fo:line-height="100%" fo:background-color="#FFFFFF"/>
    </style:style>
    <style:style style:name="T505" style:parent-style-name="Fuentedepárrafopredeter." style:family="text">
      <style:text-properties style:font-name="Consolas" style:font-name-asian="Times New Roman" fo:color="#008000" fo:font-size="8pt" style:font-size-asian="8pt" style:font-size-complex="8pt" fo:language="en" fo:country="US" style:language-asian="es" style:country-asian="ES"/>
    </style:style>
    <style:style style:name="P506"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507" style:parent-style-name="Normal" style:family="paragraph">
      <style:paragraph-properties fo:margin-bottom="0in" fo:line-height="100%" fo:background-color="#FFFFFF"/>
    </style:style>
    <style:style style:name="T508"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50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510"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51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512"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513" style:parent-style-name="Normal" style:family="paragraph">
      <style:paragraph-properties fo:margin-bottom="0in" fo:line-height="100%" fo:background-color="#FFFFFF"/>
    </style:style>
    <style:style style:name="T514"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515"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516"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517"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518"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519"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520"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521" style:parent-style-name="Fuentedepárrafopredeter." style:family="text">
      <style:text-properties style:font-name="Consolas" style:font-name-asian="Times New Roman" fo:color="#098658" fo:font-size="8pt" style:font-size-asian="8pt" style:font-size-complex="8pt" fo:language="en" fo:country="US" style:language-asian="es" style:country-asian="ES"/>
    </style:style>
    <style:style style:name="T522"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523"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524"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525"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526"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527"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528"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529" style:parent-style-name="Normal" style:family="paragraph">
      <style:paragraph-properties fo:margin-bottom="0in" fo:line-height="100%" fo:background-color="#FFFFFF"/>
    </style:style>
    <style:style style:name="T530"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53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532" style:parent-style-name="Normal" style:family="paragraph">
      <style:paragraph-properties fo:margin-bottom="0in" fo:line-height="100%" fo:background-color="#FFFFFF"/>
    </style:style>
    <style:style style:name="T53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534"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53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536"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53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538"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53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540" style:parent-style-name="Normal" style:family="paragraph">
      <style:paragraph-properties fo:margin-bottom="0in" fo:line-height="100%" fo:background-color="#FFFFFF"/>
    </style:style>
    <style:style style:name="T541"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542" style:parent-style-name="Normal" style:family="paragraph">
      <style:paragraph-properties fo:margin-bottom="0in" fo:line-height="100%" fo:background-color="#FFFFFF"/>
    </style:style>
    <style:style style:name="T54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544"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54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546"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54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548"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style:language-asian="es" style:country-asian="ES"/>
    </style:style>
    <style:style style:name="P549" style:parent-style-name="Normal" style:family="paragraph">
      <style:paragraph-properties fo:margin-bottom="0in" fo:line-height="100%" fo:background-color="#FFFFFF"/>
    </style:style>
    <style:style style:name="T55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551"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55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553"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55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555"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55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557" style:parent-style-name="Normal" style:family="paragraph">
      <style:paragraph-properties fo:margin-bottom="0in" fo:line-height="100%" fo:background-color="#FFFFFF"/>
    </style:style>
    <style:style style:name="T55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559"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56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561"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56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563" style:parent-style-name="Fuentedepárrafopredeter." style:family="text">
      <style:text-properties style:font-name="Consolas" style:font-name-asian="Times New Roman" fo:color="#098658" fo:font-size="8pt" style:font-size-asian="8pt" style:font-size-complex="8pt" style:language-asian="es" style:country-asian="ES"/>
    </style:style>
    <style:style style:name="T56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565"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56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567"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style:language-asian="es" style:country-asian="ES"/>
    </style:style>
    <style:style style:name="P568" style:parent-style-name="Normal" style:family="paragraph">
      <style:paragraph-properties fo:margin-bottom="0in" fo:line-height="100%" fo:background-color="#FFFFFF"/>
    </style:style>
    <style:style style:name="T56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570"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57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572"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57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574" style:parent-style-name="Normal" style:family="paragraph">
      <style:paragraph-properties fo:margin-bottom="0in" fo:line-height="100%" fo:background-color="#FFFFFF"/>
    </style:style>
    <style:style style:name="T57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576"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577"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578"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579" style:parent-style-name="Normal" style:family="paragraph">
      <style:paragraph-properties fo:margin-bottom="0in" fo:line-height="100%" fo:background-color="#FFFFFF"/>
    </style:style>
    <style:style style:name="T580" style:parent-style-name="Fuentedepárrafopredeter." style:family="text">
      <style:text-properties style:font-name="Consolas" style:font-name-asian="Times New Roman" fo:color="#008000" fo:font-size="8pt" style:font-size-asian="8pt" style:font-size-complex="8pt" fo:language="en" fo:country="US" style:language-asian="es" style:country-asian="ES"/>
    </style:style>
    <style:style style:name="P581"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582" style:parent-style-name="Normal" style:family="paragraph">
      <style:paragraph-properties fo:margin-bottom="0in" fo:line-height="100%" fo:background-color="#FFFFFF"/>
    </style:style>
    <style:style style:name="T583"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584"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585"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586"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587"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fo:language="en" fo:country="US" style:language-asian="es" style:country-asian="ES"/>
    </style:style>
    <style:style style:name="P588" style:parent-style-name="Normal" style:family="paragraph">
      <style:paragraph-properties fo:margin-bottom="0in" fo:line-height="100%" fo:background-color="#FFFFFF"/>
    </style:style>
    <style:style style:name="T58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590"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59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592"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59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594"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59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596" style:parent-style-name="Fuentedepárrafopredeter." style:family="text">
      <style:text-properties style:font-name="Consolas" style:font-name-asian="Times New Roman" fo:color="#098658" fo:font-size="8pt" style:font-size-asian="8pt" style:font-size-complex="8pt" fo:language="en" fo:country="US" style:language-asian="es" style:country-asian="ES"/>
    </style:style>
    <style:style style:name="T59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598"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59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600"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60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602"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60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604" style:parent-style-name="Normal" style:family="paragraph">
      <style:paragraph-properties fo:margin-bottom="0in" fo:line-height="100%" fo:background-color="#FFFFFF"/>
    </style:style>
    <style:style style:name="T60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60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607" style:parent-style-name="Normal" style:family="paragraph">
      <style:paragraph-properties fo:margin-bottom="0in" fo:line-height="100%" fo:background-color="#FFFFFF"/>
    </style:style>
    <style:style style:name="T60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09"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61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11"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61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613" style:parent-style-name="Normal" style:family="paragraph">
      <style:paragraph-properties fo:margin-bottom="0in" fo:line-height="100%" fo:background-color="#FFFFFF"/>
    </style:style>
    <style:style style:name="T614"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615" style:parent-style-name="Normal" style:family="paragraph">
      <style:paragraph-properties fo:margin-bottom="0in" fo:line-height="100%" fo:background-color="#FFFFFF"/>
    </style:style>
    <style:style style:name="T61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17"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61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19"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62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621" style:parent-style-name="Normal" style:family="paragraph">
      <style:paragraph-properties fo:margin-bottom="0in" fo:line-height="100%" fo:background-color="#FFFFFF"/>
    </style:style>
    <style:style style:name="T62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23"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62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25"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62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27"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62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629" style:parent-style-name="Normal" style:family="paragraph">
      <style:paragraph-properties fo:margin-bottom="0in" fo:line-height="100%" fo:background-color="#FFFFFF"/>
    </style:style>
    <style:style style:name="T63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31"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63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33"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63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35" style:parent-style-name="Fuentedepárrafopredeter." style:family="text">
      <style:text-properties style:font-name="Consolas" style:font-name-asian="Times New Roman" fo:color="#098658" fo:font-size="8pt" style:font-size-asian="8pt" style:font-size-complex="8pt" style:language-asian="es" style:country-asian="ES"/>
    </style:style>
    <style:style style:name="T63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37"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63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639"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style:language-asian="es" style:country-asian="ES"/>
    </style:style>
    <style:style style:name="P640" style:parent-style-name="Normal" style:family="paragraph">
      <style:paragraph-properties fo:margin-bottom="0in" fo:line-height="100%" fo:background-color="#FFFFFF"/>
    </style:style>
    <style:style style:name="T64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42"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64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44"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64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646" style:parent-style-name="Normal" style:family="paragraph">
      <style:paragraph-properties fo:margin-bottom="0in" fo:line-height="100%" fo:background-color="#FFFFFF"/>
    </style:style>
    <style:style style:name="T64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48"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64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50"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65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652"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style:language-asian="es" style:country-asian="ES"/>
    </style:style>
    <style:style style:name="P653"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style:language-asian="es" style:country-asian="ES"/>
    </style:style>
    <style:style style:name="P654" style:parent-style-name="Normal" style:family="paragraph">
      <style:paragraph-properties fo:margin-bottom="0in" fo:line-height="100%" fo:background-color="#FFFFFF"/>
    </style:style>
    <style:style style:name="T655"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656"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style:language-asian="es" style:country-asian="ES"/>
    </style:style>
    <style:style style:name="P657" style:parent-style-name="Normal" style:family="paragraph">
      <style:paragraph-properties fo:margin-bottom="0in" fo:line-height="100%" fo:background-color="#FFFFFF"/>
    </style:style>
    <style:style style:name="T658"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65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60"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66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662"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style:language-asian="es" style:country-asian="ES"/>
    </style:style>
    <style:style style:name="P663" style:parent-style-name="Normal" style:family="paragraph">
      <style:paragraph-properties fo:margin-bottom="0in" fo:line-height="100%" fo:background-color="#FFFFFF"/>
    </style:style>
    <style:style style:name="T66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65"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66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67"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66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69" style:parent-style-name="Fuentedepárrafopredeter." style:family="text">
      <style:text-properties style:font-name="Consolas" style:font-name-asian="Times New Roman" fo:color="#A31515" fo:font-size="8pt" style:font-size-asian="8pt" style:font-size-complex="8pt" style:language-asian="es" style:country-asian="ES"/>
    </style:style>
    <style:style style:name="T67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71"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67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73"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P674" style:parent-style-name="Normal" style:family="paragraph">
      <style:paragraph-properties fo:margin-bottom="0in" fo:line-height="100%" fo:background-color="#FFFFFF"/>
    </style:style>
    <style:style style:name="T67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76"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67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78" style:parent-style-name="Fuentedepárrafopredeter." style:family="text">
      <style:text-properties style:font-name="Consolas" style:font-name-asian="Times New Roman" fo:color="#A31515" fo:font-size="8pt" style:font-size-asian="8pt" style:font-size-complex="8pt" style:language-asian="es" style:country-asian="ES"/>
    </style:style>
    <style:style style:name="T67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80"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68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82"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P683" style:parent-style-name="Normal" style:family="paragraph">
      <style:paragraph-properties fo:margin-bottom="0in" fo:line-height="100%" fo:background-color="#FFFFFF"/>
    </style:style>
    <style:style style:name="T68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85"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68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87" style:parent-style-name="Fuentedepárrafopredeter." style:family="text">
      <style:text-properties style:font-name="Consolas" style:font-name-asian="Times New Roman" fo:color="#A31515" fo:font-size="8pt" style:font-size-asian="8pt" style:font-size-complex="8pt" style:language-asian="es" style:country-asian="ES"/>
    </style:style>
    <style:style style:name="T68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89"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69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91"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P692" style:parent-style-name="Normal" style:family="paragraph">
      <style:paragraph-properties fo:margin-bottom="0in" fo:line-height="100%" fo:background-color="#FFFFFF"/>
    </style:style>
    <style:style style:name="T69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94"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69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696"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69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698"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style:language-asian="es" style:country-asian="ES"/>
    </style:style>
    <style:style style:name="P699" style:parent-style-name="Normal" style:family="paragraph">
      <style:paragraph-properties fo:margin-bottom="0in" fo:line-height="100%" fo:background-color="#FFFFFF"/>
    </style:style>
    <style:style style:name="T70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701" style:parent-style-name="Fuentedepárrafopredeter." style:family="text">
      <style:text-properties style:font-name="Consolas" style:font-name-asian="Times New Roman" fo:color="#267F99" fo:font-size="8pt" style:font-size-asian="8pt" style:font-size-complex="8pt" style:language-asian="es" style:country-asian="ES"/>
    </style:style>
    <style:style style:name="T70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703"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70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705"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70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707" style:parent-style-name="Normal" style:family="paragraph">
      <style:paragraph-properties fo:margin-bottom="0in" fo:line-height="100%" fo:background-color="#FFFFFF"/>
    </style:style>
    <style:style style:name="T70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709"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71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711"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71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713"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style:language-asian="es" style:country-asian="ES"/>
    </style:style>
    <style:style style:name="P714" style:parent-style-name="Normal" style:family="paragraph">
      <style:paragraph-properties fo:margin-bottom="0in" fo:line-height="100%" fo:background-color="#FFFFFF"/>
    </style:style>
    <style:style style:name="T71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716"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71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718"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71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720" style:parent-style-name="Normal" style:family="paragraph">
      <style:paragraph-properties fo:margin-bottom="0in" fo:line-height="100%" fo:background-color="#FFFFFF"/>
    </style:style>
    <style:style style:name="T72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722"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72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724"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72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726"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style:language-asian="es" style:country-asian="ES"/>
    </style:style>
    <style:style style:name="P727" style:parent-style-name="Normal" style:family="paragraph">
      <style:paragraph-properties fo:margin-bottom="0in" fo:line-height="100%" fo:background-color="#FFFFFF"/>
    </style:style>
    <style:style style:name="T72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729"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73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731"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style:language-asian="es" style:country-asian="ES"/>
    </style:style>
    <style:style style:name="P732" style:parent-style-name="Normal" style:family="paragraph">
      <style:paragraph-properties fo:margin-bottom="0in" fo:line-height="100%" fo:background-color="#FFFFFF"/>
      <style:text-properties style:font-name="Consolas" style:font-name-asian="Times New Roman" fo:color="#000000" fo:font-size="8pt" style:font-size-asian="8pt" style:font-size-complex="8pt" style:language-asian="es" style:country-asian="ES"/>
    </style:style>
    <style:style style:name="P733" style:parent-style-name="Normal" style:family="paragraph">
      <style:paragraph-properties fo:text-align="justify" fo:margin-bottom="0in" fo:line-height="100%"/>
    </style:style>
    <style:style style:name="P734" style:parent-style-name="Normal" style:family="paragraph">
      <style:paragraph-properties fo:text-align="justify"/>
    </style:style>
    <style:style style:name="P735" style:parent-style-name="Normal" style:family="paragraph">
      <style:paragraph-properties fo:text-align="justify"/>
    </style:style>
    <style:style style:name="T736" style:parent-style-name="Títulodellibro" style:family="text">
      <style:text-properties fo:font-weight="normal" style:font-weight-asian="normal" style:font-weight-complex="normal" fo:font-style="normal" style:font-style-asian="normal" style:font-style-complex="normal"/>
    </style:style>
    <style:style style:name="T737" style:parent-style-name="Títulodellibro" style:family="text">
      <style:text-properties fo:font-weight="normal" style:font-weight-asian="normal" style:font-weight-complex="normal" fo:font-style="normal" style:font-style-asian="normal" style:font-style-complex="normal"/>
    </style:style>
    <style:style style:name="T738" style:parent-style-name="Títulodellibro" style:family="text">
      <style:text-properties fo:font-weight="normal" style:font-weight-asian="normal" style:font-weight-complex="normal" fo:font-style="normal" style:font-style-asian="normal" style:font-style-complex="normal"/>
    </style:style>
    <style:style style:name="T739" style:parent-style-name="Títulodellibro" style:family="text">
      <style:text-properties fo:font-weight="normal" style:font-weight-asian="normal" style:font-weight-complex="normal"/>
    </style:style>
    <style:style style:name="T740" style:parent-style-name="Títulodellibro" style:family="text">
      <style:text-properties fo:font-weight="normal" style:font-weight-asian="normal" style:font-weight-complex="normal" fo:font-style="normal" style:font-style-asian="normal" style:font-style-complex="normal"/>
    </style:style>
    <style:style style:name="T741" style:parent-style-name="Títulodellibro" style:family="text">
      <style:text-properties fo:font-weight="normal" style:font-weight-asian="normal" style:font-weight-complex="normal"/>
    </style:style>
    <style:style style:name="T742" style:parent-style-name="Títulodellibro" style:family="text">
      <style:text-properties fo:font-weight="normal" style:font-weight-asian="normal" style:font-weight-complex="normal" fo:font-style="normal" style:font-style-asian="normal" style:font-style-complex="normal"/>
    </style:style>
    <style:style style:name="T743" style:parent-style-name="Títulodellibro" style:family="text">
      <style:text-properties fo:font-weight="normal" style:font-weight-asian="normal" style:font-weight-complex="normal" fo:font-style="normal" style:font-style-asian="normal" style:font-style-complex="normal"/>
    </style:style>
    <style:style style:name="P744" style:parent-style-name="Normal" style:family="paragraph">
      <style:paragraph-properties fo:text-align="justify"/>
    </style:style>
    <style:style style:name="TableColumn746" style:family="table-column">
      <style:table-column-properties style:column-width="5.8986in"/>
    </style:style>
    <style:style style:name="Table745" style:family="table">
      <style:table-properties style:width="5.8986in" fo:margin-left="0in" table:align="left"/>
    </style:style>
    <style:style style:name="TableRow747" style:family="table-row">
      <style:table-row-properties/>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margin-bottom="0in" fo:line-height="115%" fo:background-color="#FFFFFF"/>
    </style:style>
    <style:style style:name="T750"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751"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752" style:parent-style-name="Fuentedepárrafopredeter." style:family="text">
      <style:text-properties style:font-name="Consolas" style:font-name-asian="Times New Roman" fo:color="#A31515" fo:font-size="8pt" style:font-size-asian="8pt" style:font-size-complex="8pt" fo:language="en" fo:country="US" style:language-asian="es" style:country-asian="ES"/>
    </style:style>
    <style:style style:name="P753" style:parent-style-name="Normal" style:family="paragraph">
      <style:paragraph-properties fo:margin-bottom="0in" fo:line-height="115%" fo:background-color="#FFFFFF"/>
    </style:style>
    <style:style style:name="T754"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755"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756" style:parent-style-name="Fuentedepárrafopredeter." style:family="text">
      <style:text-properties style:font-name="Consolas" style:font-name-asian="Times New Roman" fo:color="#A31515" fo:font-size="8pt" style:font-size-asian="8pt" style:font-size-complex="8pt" fo:language="en" fo:country="US" style:language-asian="es" style:country-asian="ES"/>
    </style:style>
    <style:style style:name="P757" style:parent-style-name="Normal" style:family="paragraph">
      <style:paragraph-properties fo:margin-bottom="0in" fo:line-height="115%" fo:background-color="#FFFFFF"/>
    </style:style>
    <style:style style:name="T758"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759"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760" style:parent-style-name="Fuentedepárrafopredeter." style:family="text">
      <style:text-properties style:font-name="Consolas" style:font-name-asian="Times New Roman" fo:color="#A31515" fo:font-size="8pt" style:font-size-asian="8pt" style:font-size-complex="8pt" fo:language="en" fo:country="US" style:language-asian="es" style:country-asian="ES"/>
    </style:style>
    <style:style style:name="P761" style:parent-style-name="Normal" style:family="paragraph">
      <style:paragraph-properties fo:margin-bottom="0in" fo:line-height="115%" fo:background-color="#FFFFFF"/>
    </style:style>
    <style:style style:name="T762" style:parent-style-name="Fuentedepárrafopredeter." style:family="text">
      <style:text-properties style:font-name="Consolas" style:font-name-asian="Times New Roman" fo:color="#AF00DB" fo:font-size="8pt" style:font-size-asian="8pt" style:font-size-complex="8pt" style:language-asian="es" style:country-asian="ES"/>
    </style:style>
    <style:style style:name="T763"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764" style:parent-style-name="Fuentedepárrafopredeter." style:family="text">
      <style:text-properties style:font-name="Consolas" style:font-name-asian="Times New Roman" fo:color="#A31515" fo:font-size="8pt" style:font-size-asian="8pt" style:font-size-complex="8pt" style:language-asian="es" style:country-asian="ES"/>
    </style:style>
    <style:style style:name="P765" style:parent-style-name="Normal" style:family="paragraph">
      <style:paragraph-properties fo:margin-bottom="0in" fo:line-height="115%" fo:background-color="#FFFFFF"/>
    </style:style>
    <style:style style:name="T766" style:parent-style-name="Fuentedepárrafopredeter." style:family="text">
      <style:text-properties style:font-name="Consolas" style:font-name-asian="Times New Roman" fo:color="#AF00DB" fo:font-size="8pt" style:font-size-asian="8pt" style:font-size-complex="8pt" style:language-asian="es" style:country-asian="ES"/>
    </style:style>
    <style:style style:name="T767"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768" style:parent-style-name="Fuentedepárrafopredeter." style:family="text">
      <style:text-properties style:font-name="Consolas" style:font-name-asian="Times New Roman" fo:color="#A31515" fo:font-size="8pt" style:font-size-asian="8pt" style:font-size-complex="8pt" style:language-asian="es" style:country-asian="ES"/>
    </style:style>
    <style:style style:name="T769"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770"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771" style:parent-style-name="Normal" style:family="paragraph">
      <style:paragraph-properties fo:margin-bottom="0in" fo:line-height="115%" fo:background-color="#FFFFFF"/>
    </style:style>
    <style:style style:name="T772" style:parent-style-name="Fuentedepárrafopredeter." style:family="text">
      <style:text-properties style:font-name="Consolas" style:font-name-asian="Times New Roman" fo:color="#AF00DB" fo:font-size="8pt" style:font-size-asian="8pt" style:font-size-complex="8pt" style:language-asian="es" style:country-asian="ES"/>
    </style:style>
    <style:style style:name="T773"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774" style:parent-style-name="Fuentedepárrafopredeter." style:family="text">
      <style:text-properties style:font-name="Consolas" style:font-name-asian="Times New Roman" fo:color="#A31515" fo:font-size="8pt" style:font-size-asian="8pt" style:font-size-complex="8pt" style:language-asian="es" style:country-asian="ES"/>
    </style:style>
    <style:style style:name="T775"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776"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777" style:parent-style-name="Normal" style:family="paragraph">
      <style:paragraph-properties fo:margin-bottom="0in" fo:line-height="115%" fo:background-color="#FFFFFF"/>
    </style:style>
    <style:style style:name="T778"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779"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780" style:parent-style-name="Fuentedepárrafopredeter." style:family="text">
      <style:text-properties style:font-name="Consolas" style:font-name-asian="Times New Roman" fo:color="#A31515" fo:font-size="8pt" style:font-size-asian="8pt" style:font-size-complex="8pt" fo:language="en" fo:country="US" style:language-asian="es" style:country-asian="ES"/>
    </style:style>
    <style:style style:name="P781"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fo:language="en" fo:country="US" style:language-asian="es" style:country-asian="ES"/>
    </style:style>
    <style:style style:name="P782" style:parent-style-name="Normal" style:family="paragraph">
      <style:paragraph-properties fo:margin-bottom="0in" fo:line-height="115%" fo:background-color="#FFFFFF"/>
    </style:style>
    <style:style style:name="T78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784"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78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786" style:parent-style-name="Fuentedepárrafopredeter." style:family="text">
      <style:text-properties style:font-name="Consolas" style:font-name-asian="Times New Roman" fo:color="#267F99" fo:font-size="8pt" style:font-size-asian="8pt" style:font-size-complex="8pt" fo:language="en" fo:country="US" style:language-asian="es" style:country-asian="ES"/>
    </style:style>
    <style:style style:name="T78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788" style:parent-style-name="Normal" style:family="paragraph">
      <style:paragraph-properties fo:margin-bottom="0in" fo:line-height="115%" fo:background-color="#FFFFFF"/>
    </style:style>
    <style:style style:name="T78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790"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79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792" style:parent-style-name="Fuentedepárrafopredeter." style:family="text">
      <style:text-properties style:font-name="Consolas" style:font-name-asian="Times New Roman" fo:color="#267F99" fo:font-size="8pt" style:font-size-asian="8pt" style:font-size-complex="8pt" fo:language="en" fo:country="US" style:language-asian="es" style:country-asian="ES"/>
    </style:style>
    <style:style style:name="T79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794"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fo:language="en" fo:country="US" style:language-asian="es" style:country-asian="ES"/>
    </style:style>
    <style:style style:name="P795" style:parent-style-name="Normal" style:family="paragraph">
      <style:paragraph-properties fo:margin-bottom="0in" fo:line-height="115%" fo:background-color="#FFFFFF"/>
    </style:style>
    <style:style style:name="T796"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79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798"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79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800"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80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802" style:parent-style-name="Fuentedepárrafopredeter." style:family="text">
      <style:text-properties style:font-name="Consolas" style:font-name-asian="Times New Roman" fo:color="#098658" fo:font-size="8pt" style:font-size-asian="8pt" style:font-size-complex="8pt" fo:language="en" fo:country="US" style:language-asian="es" style:country-asian="ES"/>
    </style:style>
    <style:style style:name="T80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804" style:parent-style-name="Normal" style:family="paragraph">
      <style:paragraph-properties fo:margin-bottom="0in" fo:line-height="115%" fo:background-color="#FFFFFF"/>
    </style:style>
    <style:style style:name="T805" style:parent-style-name="Fuentedepárrafopredeter." style:family="text">
      <style:text-properties style:font-name="Consolas" style:font-name-asian="Times New Roman" fo:color="#267F99" fo:font-size="8pt" style:font-size-asian="8pt" style:font-size-complex="8pt" style:language-asian="es" style:country-asian="ES"/>
    </style:style>
    <style:style style:name="T80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807"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80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809" style:parent-style-name="Fuentedepárrafopredeter." style:family="text">
      <style:text-properties style:font-name="Consolas" style:font-name-asian="Times New Roman" fo:color="#098658" fo:font-size="8pt" style:font-size-asian="8pt" style:font-size-complex="8pt" style:language-asian="es" style:country-asian="ES"/>
    </style:style>
    <style:style style:name="T81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811"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812" style:parent-style-name="Normal" style:family="paragraph">
      <style:paragraph-properties fo:margin-bottom="0in" fo:line-height="115%" fo:background-color="#FFFFFF"/>
    </style:style>
    <style:style style:name="T813" style:parent-style-name="Fuentedepárrafopredeter." style:family="text">
      <style:text-properties style:font-name="Consolas" style:font-name-asian="Times New Roman" fo:color="#267F99" fo:font-size="8pt" style:font-size-asian="8pt" style:font-size-complex="8pt" style:language-asian="es" style:country-asian="ES"/>
    </style:style>
    <style:style style:name="T81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815" style:parent-style-name="Fuentedepárrafopredeter." style:family="text">
      <style:text-properties style:font-name="Consolas" style:font-name-asian="Times New Roman" fo:color="#267F99" fo:font-size="8pt" style:font-size-asian="8pt" style:font-size-complex="8pt" style:language-asian="es" style:country-asian="ES"/>
    </style:style>
    <style:style style:name="T81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817" style:parent-style-name="Fuentedepárrafopredeter." style:family="text">
      <style:text-properties style:font-name="Consolas" style:font-name-asian="Times New Roman" fo:color="#267F99" fo:font-size="8pt" style:font-size-asian="8pt" style:font-size-complex="8pt" style:language-asian="es" style:country-asian="ES"/>
    </style:style>
    <style:style style:name="T81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819"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82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821"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822"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823" style:parent-style-name="Normal" style:family="paragraph">
      <style:paragraph-properties fo:margin-bottom="0in" fo:line-height="115%" fo:background-color="#FFFFFF"/>
    </style:style>
    <style:style style:name="T824"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T825"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826" style:parent-style-name="Normal" style:family="paragraph">
      <style:paragraph-properties fo:margin-bottom="0in" fo:line-height="115%" fo:background-color="#FFFFFF"/>
    </style:style>
    <style:style style:name="T827"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828" style:parent-style-name="Normal" style:family="paragraph">
      <style:paragraph-properties fo:margin-bottom="0in" fo:line-height="115%" fo:background-color="#FFFFFF"/>
    </style:style>
    <style:style style:name="T829"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830" style:parent-style-name="Normal" style:family="paragraph">
      <style:paragraph-properties fo:margin-bottom="0in" fo:line-height="115%" fo:background-color="#FFFFFF"/>
    </style:style>
    <style:style style:name="T831"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832" style:parent-style-name="Normal" style:family="paragraph">
      <style:paragraph-properties fo:margin-bottom="0in" fo:line-height="115%" fo:background-color="#FFFFFF"/>
    </style:style>
    <style:style style:name="T833" style:parent-style-name="Fuentedepárrafopredeter." style:family="text">
      <style:text-properties style:font-name="Consolas" style:font-name-asian="Times New Roman" fo:color="#008000" fo:font-size="8pt" style:font-size-asian="8pt" style:font-size-complex="8pt" fo:language="fr" fo:country="FR" style:language-asian="es" style:country-asian="ES"/>
    </style:style>
    <style:style style:name="T834" style:parent-style-name="Fuentedepárrafopredeter." style:family="text">
      <style:text-properties style:font-name="Consolas" style:font-name-asian="Times New Roman" fo:color="#008000" fo:font-size="8pt" style:font-size-asian="8pt" style:font-size-complex="8pt" fo:language="fr" fo:country="FR" style:language-asian="es" style:country-asian="ES"/>
    </style:style>
    <style:style style:name="P835"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fo:language="fr" fo:country="FR" style:language-asian="es" style:country-asian="ES"/>
    </style:style>
    <style:style style:name="P836" style:parent-style-name="Normal" style:family="paragraph">
      <style:paragraph-properties fo:margin-bottom="0in" fo:line-height="115%" fo:background-color="#FFFFFF"/>
    </style:style>
    <style:style style:name="T837" style:parent-style-name="Fuentedepárrafopredeter." style:family="text">
      <style:text-properties style:font-name="Consolas" style:font-name-asian="Times New Roman" fo:color="#0000FF" fo:font-size="8pt" style:font-size-asian="8pt" style:font-size-complex="8pt" fo:language="fr" fo:country="FR" style:language-asian="es" style:country-asian="ES"/>
    </style:style>
    <style:style style:name="T838" style:parent-style-name="Fuentedepárrafopredeter." style:family="text">
      <style:text-properties style:font-name="Consolas" style:font-name-asian="Times New Roman" fo:color="#000000" fo:font-size="8pt" style:font-size-asian="8pt" style:font-size-complex="8pt" fo:language="fr" fo:country="FR" style:language-asian="es" style:country-asian="ES"/>
    </style:style>
    <style:style style:name="T839" style:parent-style-name="Fuentedepárrafopredeter." style:family="text">
      <style:text-properties style:font-name="Consolas" style:font-name-asian="Times New Roman" fo:color="#0000FF" fo:font-size="8pt" style:font-size-asian="8pt" style:font-size-complex="8pt" fo:language="fr" fo:country="FR" style:language-asian="es" style:country-asian="ES"/>
    </style:style>
    <style:style style:name="T840" style:parent-style-name="Fuentedepárrafopredeter." style:family="text">
      <style:text-properties style:font-name="Consolas" style:font-name-asian="Times New Roman" fo:color="#000000" fo:font-size="8pt" style:font-size-asian="8pt" style:font-size-complex="8pt" fo:language="fr" fo:country="FR" style:language-asian="es" style:country-asian="ES"/>
    </style:style>
    <style:style style:name="T841" style:parent-style-name="Fuentedepárrafopredeter." style:family="text">
      <style:text-properties style:font-name="Consolas" style:font-name-asian="Times New Roman" fo:color="#267F99" fo:font-size="8pt" style:font-size-asian="8pt" style:font-size-complex="8pt" fo:language="fr" fo:country="FR" style:language-asian="es" style:country-asian="ES"/>
    </style:style>
    <style:style style:name="T842" style:parent-style-name="Fuentedepárrafopredeter." style:family="text">
      <style:text-properties style:font-name="Consolas" style:font-name-asian="Times New Roman" fo:color="#000000" fo:font-size="8pt" style:font-size-asian="8pt" style:font-size-complex="8pt" fo:language="fr" fo:country="FR" style:language-asian="es" style:country-asian="ES"/>
    </style:style>
    <style:style style:name="T843" style:parent-style-name="Fuentedepárrafopredeter." style:family="text">
      <style:text-properties style:font-name="Consolas" style:font-name-asian="Times New Roman" fo:color="#0000FF" fo:font-size="8pt" style:font-size-asian="8pt" style:font-size-complex="8pt" fo:language="fr" fo:country="FR" style:language-asian="es" style:country-asian="ES"/>
    </style:style>
    <style:style style:name="T844" style:parent-style-name="Fuentedepárrafopredeter." style:family="text">
      <style:text-properties style:font-name="Consolas" style:font-name-asian="Times New Roman" fo:color="#000000" fo:font-size="8pt" style:font-size-asian="8pt" style:font-size-complex="8pt" fo:language="fr" fo:country="FR" style:language-asian="es" style:country-asian="ES"/>
    </style:style>
    <style:style style:name="T845" style:parent-style-name="Fuentedepárrafopredeter." style:family="text">
      <style:text-properties style:font-name="Consolas" style:font-name-asian="Times New Roman" fo:color="#267F99" fo:font-size="8pt" style:font-size-asian="8pt" style:font-size-complex="8pt" fo:language="fr" fo:country="FR" style:language-asian="es" style:country-asian="ES"/>
    </style:style>
    <style:style style:name="T846" style:parent-style-name="Fuentedepárrafopredeter." style:family="text">
      <style:text-properties style:font-name="Consolas" style:font-name-asian="Times New Roman" fo:color="#000000" fo:font-size="8pt" style:font-size-asian="8pt" style:font-size-complex="8pt" fo:language="fr" fo:country="FR" style:language-asian="es" style:country-asian="ES"/>
    </style:style>
    <style:style style:name="T847" style:parent-style-name="Fuentedepárrafopredeter." style:family="text">
      <style:text-properties style:font-name="Consolas" style:font-name-asian="Times New Roman" fo:color="#0000FF" fo:font-size="8pt" style:font-size-asian="8pt" style:font-size-complex="8pt" fo:language="fr" fo:country="FR" style:language-asian="es" style:country-asian="ES"/>
    </style:style>
    <style:style style:name="T848" style:parent-style-name="Fuentedepárrafopredeter." style:family="text">
      <style:text-properties style:font-name="Consolas" style:font-name-asian="Times New Roman" fo:color="#000000" fo:font-size="8pt" style:font-size-asian="8pt" style:font-size-complex="8pt" fo:language="fr" fo:country="FR" style:language-asian="es" style:country-asian="ES"/>
    </style:style>
    <style:style style:name="T849" style:parent-style-name="Fuentedepárrafopredeter." style:family="text">
      <style:text-properties style:font-name="Consolas" style:font-name-asian="Times New Roman" fo:color="#795E26" fo:font-size="8pt" style:font-size-asian="8pt" style:font-size-complex="8pt" fo:language="fr" fo:country="FR" style:language-asian="es" style:country-asian="ES"/>
    </style:style>
    <style:style style:name="T850" style:parent-style-name="Fuentedepárrafopredeter." style:family="text">
      <style:text-properties style:font-name="Consolas" style:font-name-asian="Times New Roman" fo:color="#000000" fo:font-size="8pt" style:font-size-asian="8pt" style:font-size-complex="8pt" fo:language="fr" fo:country="FR" style:language-asian="es" style:country-asian="ES"/>
    </style:style>
    <style:style style:name="P851"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fo:language="en" fo:country="US" style:language-asian="es" style:country-asian="ES"/>
    </style:style>
    <style:style style:name="P852" style:parent-style-name="Normal" style:family="paragraph">
      <style:paragraph-properties fo:margin-bottom="0in" fo:line-height="115%" fo:background-color="#FFFFFF"/>
    </style:style>
    <style:style style:name="T85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854"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85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856" style:parent-style-name="Fuentedepárrafopredeter." style:family="text">
      <style:text-properties style:font-name="Consolas" style:font-name-asian="Times New Roman" fo:color="#267F99" fo:font-size="8pt" style:font-size-asian="8pt" style:font-size-complex="8pt" fo:language="en" fo:country="US" style:language-asian="es" style:country-asian="ES"/>
    </style:style>
    <style:style style:name="T85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858"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85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860" style:parent-style-name="Fuentedepárrafopredeter." style:family="text">
      <style:text-properties style:font-name="Consolas" style:font-name-asian="Times New Roman" fo:color="#267F99" fo:font-size="8pt" style:font-size-asian="8pt" style:font-size-complex="8pt" fo:language="en" fo:country="US" style:language-asian="es" style:country-asian="ES"/>
    </style:style>
    <style:style style:name="T86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862"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86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864" style:parent-style-name="Normal" style:family="paragraph">
      <style:paragraph-properties fo:margin-bottom="0in" fo:line-height="115%" fo:background-color="#FFFFFF"/>
    </style:style>
    <style:style style:name="T86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866"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86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868" style:parent-style-name="Fuentedepárrafopredeter." style:family="text">
      <style:text-properties style:font-name="Consolas" style:font-name-asian="Times New Roman" fo:color="#267F99" fo:font-size="8pt" style:font-size-asian="8pt" style:font-size-complex="8pt" style:language-asian="es" style:country-asian="ES"/>
    </style:style>
    <style:style style:name="T86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870"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87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872"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87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874" style:parent-style-name="Normal" style:family="paragraph">
      <style:paragraph-properties fo:margin-bottom="0in" fo:line-height="115%" fo:background-color="#FFFFFF"/>
    </style:style>
    <style:style style:name="T87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876" style:parent-style-name="Fuentedepárrafopredeter." style:family="text">
      <style:text-properties style:font-name="Consolas" style:font-name-asian="Times New Roman" fo:color="#AF00DB" fo:font-size="8pt" style:font-size-asian="8pt" style:font-size-complex="8pt" style:language-asian="es" style:country-asian="ES"/>
    </style:style>
    <style:style style:name="T87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878"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879"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88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881"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88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883"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88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885"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886"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887" style:parent-style-name="Normal" style:family="paragraph">
      <style:paragraph-properties fo:margin-bottom="0in" fo:line-height="115%" fo:background-color="#FFFFFF"/>
    </style:style>
    <style:style style:name="T888"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889" style:parent-style-name="Normal" style:family="paragraph">
      <style:paragraph-properties fo:margin-bottom="0in" fo:line-height="115%" fo:background-color="#FFFFFF"/>
    </style:style>
    <style:style style:name="T890"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891" style:parent-style-name="Normal" style:family="paragraph">
      <style:paragraph-properties fo:margin-bottom="0in" fo:line-height="115%" fo:background-color="#FFFFFF"/>
    </style:style>
    <style:style style:name="T892"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893"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894" style:parent-style-name="Normal" style:family="paragraph">
      <style:paragraph-properties fo:margin-bottom="0in" fo:line-height="115%" fo:background-color="#FFFFFF"/>
    </style:style>
    <style:style style:name="T895"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89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897"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89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899"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900" style:parent-style-name="Normal" style:family="paragraph">
      <style:paragraph-properties fo:margin-bottom="0in" fo:line-height="115%" fo:background-color="#FFFFFF"/>
    </style:style>
    <style:style style:name="T901"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902" style:parent-style-name="Normal" style:family="paragraph">
      <style:paragraph-properties fo:margin-bottom="0in" fo:line-height="115%" fo:background-color="#FFFFFF"/>
    </style:style>
    <style:style style:name="T90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04" style:parent-style-name="Fuentedepárrafopredeter." style:family="text">
      <style:text-properties style:font-name="Consolas" style:font-name-asian="Times New Roman" fo:color="#267F99" fo:font-size="8pt" style:font-size-asian="8pt" style:font-size-complex="8pt" style:language-asian="es" style:country-asian="ES"/>
    </style:style>
    <style:style style:name="T90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06" style:parent-style-name="Fuentedepárrafopredeter." style:family="text">
      <style:text-properties style:font-name="Consolas" style:font-name-asian="Times New Roman" fo:color="#267F99" fo:font-size="8pt" style:font-size-asian="8pt" style:font-size-complex="8pt" style:language-asian="es" style:country-asian="ES"/>
    </style:style>
    <style:style style:name="T90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08"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90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10"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91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12" style:parent-style-name="Fuentedepárrafopredeter." style:family="text">
      <style:text-properties style:font-name="Consolas" style:font-name-asian="Times New Roman" fo:color="#098658" fo:font-size="8pt" style:font-size-asian="8pt" style:font-size-complex="8pt" style:language-asian="es" style:country-asian="ES"/>
    </style:style>
    <style:style style:name="T91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14" style:parent-style-name="Fuentedepárrafopredeter." style:family="text">
      <style:text-properties style:font-name="Consolas" style:font-name-asian="Times New Roman" fo:color="#098658" fo:font-size="8pt" style:font-size-asian="8pt" style:font-size-complex="8pt" style:language-asian="es" style:country-asian="ES"/>
    </style:style>
    <style:style style:name="T91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916"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917" style:parent-style-name="Normal" style:family="paragraph">
      <style:paragraph-properties fo:margin-bottom="0in" fo:line-height="115%" fo:background-color="#FFFFFF"/>
    </style:style>
    <style:style style:name="T918"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919" style:parent-style-name="Normal" style:family="paragraph">
      <style:paragraph-properties fo:margin-bottom="0in" fo:line-height="115%" fo:background-color="#FFFFFF"/>
    </style:style>
    <style:style style:name="T92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21"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92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23"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92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25" style:parent-style-name="Fuentedepárrafopredeter." style:family="text">
      <style:text-properties style:font-name="Consolas" style:font-name-asian="Times New Roman" fo:color="#A31515" fo:font-size="8pt" style:font-size-asian="8pt" style:font-size-complex="8pt" style:language-asian="es" style:country-asian="ES"/>
    </style:style>
    <style:style style:name="T92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27"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92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29"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93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31"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93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33"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93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35" style:parent-style-name="Fuentedepárrafopredeter." style:family="text">
      <style:text-properties style:font-name="Consolas" style:font-name-asian="Times New Roman" fo:color="#A31515" fo:font-size="8pt" style:font-size-asian="8pt" style:font-size-complex="8pt" style:language-asian="es" style:country-asian="ES"/>
    </style:style>
    <style:style style:name="T93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37"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93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39"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94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941"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942" style:parent-style-name="Normal" style:family="paragraph">
      <style:paragraph-properties fo:margin-bottom="0in" fo:line-height="115%" fo:background-color="#FFFFFF"/>
    </style:style>
    <style:style style:name="T943"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944" style:parent-style-name="Normal" style:family="paragraph">
      <style:paragraph-properties fo:margin-bottom="0in" fo:line-height="115%" fo:background-color="#FFFFFF"/>
    </style:style>
    <style:style style:name="T94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46" style:parent-style-name="Fuentedepárrafopredeter." style:family="text">
      <style:text-properties style:font-name="Consolas" style:font-name-asian="Times New Roman" fo:color="#267F99" fo:font-size="8pt" style:font-size-asian="8pt" style:font-size-complex="8pt" fo:language="en" fo:country="US" style:language-asian="es" style:country-asian="ES"/>
    </style:style>
    <style:style style:name="T94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948"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94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950"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95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952"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fo:language="en" fo:country="US" style:language-asian="es" style:country-asian="ES"/>
    </style:style>
    <style:style style:name="P953" style:parent-style-name="Normal" style:family="paragraph">
      <style:paragraph-properties fo:margin-bottom="0in" fo:line-height="115%" fo:background-color="#FFFFFF"/>
    </style:style>
    <style:style style:name="T954"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955"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95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57"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95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59"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96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61"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96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63" style:parent-style-name="Fuentedepárrafopredeter." style:family="text">
      <style:text-properties style:font-name="Consolas" style:font-name-asian="Times New Roman" fo:color="#098658" fo:font-size="8pt" style:font-size-asian="8pt" style:font-size-complex="8pt" style:language-asian="es" style:country-asian="ES"/>
    </style:style>
    <style:style style:name="T96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65"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96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67" style:parent-style-name="Fuentedepárrafopredeter." style:family="text">
      <style:text-properties style:font-name="Consolas" style:font-name-asian="Times New Roman" fo:color="#098658" fo:font-size="8pt" style:font-size-asian="8pt" style:font-size-complex="8pt" style:language-asian="es" style:country-asian="ES"/>
    </style:style>
    <style:style style:name="T96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969"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970" style:parent-style-name="Normal" style:family="paragraph">
      <style:paragraph-properties fo:margin-bottom="0in" fo:line-height="115%" fo:background-color="#FFFFFF"/>
    </style:style>
    <style:style style:name="T971"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972" style:parent-style-name="Normal" style:family="paragraph">
      <style:paragraph-properties fo:margin-bottom="0in" fo:line-height="115%" fo:background-color="#FFFFFF"/>
    </style:style>
    <style:style style:name="T97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74"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97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76"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97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78" style:parent-style-name="Fuentedepárrafopredeter." style:family="text">
      <style:text-properties style:font-name="Consolas" style:font-name-asian="Times New Roman" fo:color="#A31515" fo:font-size="8pt" style:font-size-asian="8pt" style:font-size-complex="8pt" style:language-asian="es" style:country-asian="ES"/>
    </style:style>
    <style:style style:name="T97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80"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98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82"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98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84"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98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86"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98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988"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989" style:parent-style-name="Normal" style:family="paragraph">
      <style:paragraph-properties fo:margin-bottom="0in" fo:line-height="115%" fo:background-color="#FFFFFF"/>
    </style:style>
    <style:style style:name="T99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91" style:parent-style-name="Fuentedepárrafopredeter." style:family="text">
      <style:text-properties style:font-name="Consolas" style:font-name-asian="Times New Roman" fo:color="#AF00DB" fo:font-size="8pt" style:font-size-asian="8pt" style:font-size-complex="8pt" style:language-asian="es" style:country-asian="ES"/>
    </style:style>
    <style:style style:name="T99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993"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99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995"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996"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997" style:parent-style-name="Normal" style:family="paragraph">
      <style:paragraph-properties fo:margin-bottom="0in" fo:line-height="115%" fo:background-color="#FFFFFF"/>
    </style:style>
    <style:style style:name="T998"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999" style:parent-style-name="Normal" style:family="paragraph">
      <style:paragraph-properties fo:margin-bottom="0in" fo:line-height="115%" fo:background-color="#FFFFFF"/>
    </style:style>
    <style:style style:name="T1000"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1001"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002" style:parent-style-name="Normal" style:family="paragraph">
      <style:paragraph-properties fo:margin-bottom="0in" fo:line-height="115%" fo:background-color="#FFFFFF"/>
    </style:style>
    <style:style style:name="T1003"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100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05"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00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007"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008" style:parent-style-name="Normal" style:family="paragraph">
      <style:paragraph-properties fo:margin-bottom="0in" fo:line-height="115%" fo:background-color="#FFFFFF"/>
    </style:style>
    <style:style style:name="T100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10"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101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12"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01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014" style:parent-style-name="Normal" style:family="paragraph">
      <style:paragraph-properties fo:margin-bottom="0in" fo:line-height="115%" fo:background-color="#FFFFFF"/>
    </style:style>
    <style:style style:name="T101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16"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101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018"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101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1020" style:parent-style-name="Normal" style:family="paragraph">
      <style:paragraph-properties fo:margin-bottom="0in" fo:line-height="115%" fo:background-color="#FFFFFF"/>
    </style:style>
    <style:style style:name="T102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022"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102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024"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102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1026" style:parent-style-name="Normal" style:family="paragraph">
      <style:paragraph-properties fo:margin-bottom="0in" fo:line-height="115%" fo:background-color="#FFFFFF"/>
    </style:style>
    <style:style style:name="T102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028"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02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30"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03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032"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033" style:parent-style-name="Normal" style:family="paragraph">
      <style:paragraph-properties fo:margin-bottom="0in" fo:line-height="115%" fo:background-color="#FFFFFF"/>
    </style:style>
    <style:style style:name="T103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35"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03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37"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03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39" style:parent-style-name="Fuentedepárrafopredeter." style:family="text">
      <style:text-properties style:font-name="Consolas" style:font-name-asian="Times New Roman" fo:color="#A31515" fo:font-size="8pt" style:font-size-asian="8pt" style:font-size-complex="8pt" style:language-asian="es" style:country-asian="ES"/>
    </style:style>
    <style:style style:name="T104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41"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04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43"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04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45"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04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47"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04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049"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050"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051" style:parent-style-name="Normal" style:family="paragraph">
      <style:paragraph-properties fo:margin-bottom="0in" fo:line-height="115%" fo:background-color="#FFFFFF"/>
    </style:style>
    <style:style style:name="T105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53"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05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55"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056"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057"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058"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05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060"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061"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062"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063"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064" style:parent-style-name="Normal" style:family="paragraph">
      <style:paragraph-properties fo:margin-bottom="0in" fo:line-height="115%" fo:background-color="#FFFFFF"/>
    </style:style>
    <style:style style:name="T1065"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1066" style:parent-style-name="Normal" style:family="paragraph">
      <style:paragraph-properties fo:margin-bottom="0in" fo:line-height="115%" fo:background-color="#FFFFFF"/>
    </style:style>
    <style:style style:name="T1067"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1068"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069" style:parent-style-name="Normal" style:family="paragraph">
      <style:paragraph-properties fo:margin-bottom="0in" fo:line-height="115%" fo:background-color="#FFFFFF"/>
    </style:style>
    <style:style style:name="T1070"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107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72"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07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74"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107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76"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07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078"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079"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080" style:parent-style-name="Normal" style:family="paragraph">
      <style:paragraph-properties fo:margin-bottom="0in" fo:line-height="115%" fo:background-color="#FFFFFF"/>
    </style:style>
    <style:style style:name="T1081"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1082" style:parent-style-name="Normal" style:family="paragraph">
      <style:paragraph-properties fo:margin-bottom="0in" fo:line-height="115%" fo:background-color="#FFFFFF"/>
    </style:style>
    <style:style style:name="T108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84" style:parent-style-name="Fuentedepárrafopredeter." style:family="text">
      <style:text-properties style:font-name="Consolas" style:font-name-asian="Times New Roman" fo:color="#267F99" fo:font-size="8pt" style:font-size-asian="8pt" style:font-size-complex="8pt" style:language-asian="es" style:country-asian="ES"/>
    </style:style>
    <style:style style:name="T108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86" style:parent-style-name="Fuentedepárrafopredeter." style:family="text">
      <style:text-properties style:font-name="Consolas" style:font-name-asian="Times New Roman" fo:color="#267F99" fo:font-size="8pt" style:font-size-asian="8pt" style:font-size-complex="8pt" style:language-asian="es" style:country-asian="ES"/>
    </style:style>
    <style:style style:name="T108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88"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08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90"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09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92" style:parent-style-name="Fuentedepárrafopredeter." style:family="text">
      <style:text-properties style:font-name="Consolas" style:font-name-asian="Times New Roman" fo:color="#098658" fo:font-size="8pt" style:font-size-asian="8pt" style:font-size-complex="8pt" style:language-asian="es" style:country-asian="ES"/>
    </style:style>
    <style:style style:name="T109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094" style:parent-style-name="Fuentedepárrafopredeter." style:family="text">
      <style:text-properties style:font-name="Consolas" style:font-name-asian="Times New Roman" fo:color="#098658" fo:font-size="8pt" style:font-size-asian="8pt" style:font-size-complex="8pt" style:language-asian="es" style:country-asian="ES"/>
    </style:style>
    <style:style style:name="T109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096"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097" style:parent-style-name="Normal" style:family="paragraph">
      <style:paragraph-properties fo:margin-bottom="0in" fo:line-height="115%" fo:background-color="#FFFFFF"/>
    </style:style>
    <style:style style:name="T1098"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1099"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100" style:parent-style-name="Normal" style:family="paragraph">
      <style:paragraph-properties fo:margin-bottom="0in" fo:line-height="115%" fo:background-color="#FFFFFF"/>
    </style:style>
    <style:style style:name="T110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02"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10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04"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10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06" style:parent-style-name="Fuentedepárrafopredeter." style:family="text">
      <style:text-properties style:font-name="Consolas" style:font-name-asian="Times New Roman" fo:color="#A31515" fo:font-size="8pt" style:font-size-asian="8pt" style:font-size-complex="8pt" style:language-asian="es" style:country-asian="ES"/>
    </style:style>
    <style:style style:name="T110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08"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10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10"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11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12"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11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14" style:parent-style-name="Fuentedepárrafopredeter." style:family="text">
      <style:text-properties style:font-name="Consolas" style:font-name-asian="Times New Roman" fo:color="#A31515" fo:font-size="8pt" style:font-size-asian="8pt" style:font-size-complex="8pt" style:language-asian="es" style:country-asian="ES"/>
    </style:style>
    <style:style style:name="P1115" style:parent-style-name="Normal" style:family="paragraph">
      <style:paragraph-properties fo:margin-bottom="0in" fo:line-height="115%" fo:background-color="#FFFFFF"/>
    </style:style>
    <style:style style:name="T111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17"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11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19" style:parent-style-name="Fuentedepárrafopredeter." style:family="text">
      <style:text-properties style:font-name="Consolas" style:font-name-asian="Times New Roman" fo:color="#A31515" fo:font-size="8pt" style:font-size-asian="8pt" style:font-size-complex="8pt" style:language-asian="es" style:country-asian="ES"/>
    </style:style>
    <style:style style:name="T112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21"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12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23"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12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25"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12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27"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12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29" style:parent-style-name="Fuentedepárrafopredeter." style:family="text">
      <style:text-properties style:font-name="Consolas" style:font-name-asian="Times New Roman" fo:color="#A31515" fo:font-size="8pt" style:font-size-asian="8pt" style:font-size-complex="8pt" style:language-asian="es" style:country-asian="ES"/>
    </style:style>
    <style:style style:name="T113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31"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13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33"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13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135"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136" style:parent-style-name="Normal" style:family="paragraph">
      <style:paragraph-properties fo:margin-bottom="0in" fo:line-height="115%" fo:background-color="#FFFFFF"/>
    </style:style>
    <style:style style:name="T1137"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1138" style:parent-style-name="Normal" style:family="paragraph">
      <style:paragraph-properties fo:margin-bottom="0in" fo:line-height="115%" fo:background-color="#FFFFFF"/>
    </style:style>
    <style:style style:name="T113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40" style:parent-style-name="Fuentedepárrafopredeter." style:family="text">
      <style:text-properties style:font-name="Consolas" style:font-name-asian="Times New Roman" fo:color="#267F99" fo:font-size="8pt" style:font-size-asian="8pt" style:font-size-complex="8pt" fo:language="en" fo:country="US" style:language-asian="es" style:country-asian="ES"/>
    </style:style>
    <style:style style:name="T114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142"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114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144"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114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1146"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fo:language="en" fo:country="US" style:language-asian="es" style:country-asian="ES"/>
    </style:style>
    <style:style style:name="P1147" style:parent-style-name="Normal" style:family="paragraph">
      <style:paragraph-properties fo:margin-bottom="0in" fo:line-height="115%" fo:background-color="#FFFFFF"/>
    </style:style>
    <style:style style:name="T1148" style:parent-style-name="Fuentedepárrafopredeter." style:family="text">
      <style:text-properties style:font-name="Consolas" style:font-name-asian="Times New Roman" fo:color="#008000" fo:font-size="8pt" style:font-size-asian="8pt" style:font-size-complex="8pt" fo:language="en" fo:country="US" style:language-asian="es" style:country-asian="ES"/>
    </style:style>
    <style:style style:name="T1149"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1150"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151" style:parent-style-name="Normal" style:family="paragraph">
      <style:paragraph-properties fo:margin-bottom="0in" fo:line-height="115%" fo:background-color="#FFFFFF"/>
    </style:style>
    <style:style style:name="T115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53"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15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55"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15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57" style:parent-style-name="Fuentedepárrafopredeter." style:family="text">
      <style:text-properties style:font-name="Consolas" style:font-name-asian="Times New Roman" fo:color="#A31515" fo:font-size="8pt" style:font-size-asian="8pt" style:font-size-complex="8pt" style:language-asian="es" style:country-asian="ES"/>
    </style:style>
    <style:style style:name="T115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59"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16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61"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16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63"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16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65" style:parent-style-name="Fuentedepárrafopredeter." style:family="text">
      <style:text-properties style:font-name="Consolas" style:font-name-asian="Times New Roman" fo:color="#A31515" fo:font-size="8pt" style:font-size-asian="8pt" style:font-size-complex="8pt" style:language-asian="es" style:country-asian="ES"/>
    </style:style>
    <style:style style:name="T116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67"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16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69"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17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171"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172"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173"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174" style:parent-style-name="Normal" style:family="paragraph">
      <style:paragraph-properties fo:margin-bottom="0in" fo:line-height="115%" fo:background-color="#FFFFFF"/>
    </style:style>
    <style:style style:name="T1175"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1176" style:parent-style-name="Normal" style:family="paragraph">
      <style:paragraph-properties fo:margin-bottom="0in" fo:line-height="115%" fo:background-color="#FFFFFF"/>
    </style:style>
    <style:style style:name="T1177"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1178" style:parent-style-name="Normal" style:family="paragraph">
      <style:paragraph-properties fo:margin-bottom="0in" fo:line-height="115%" fo:background-color="#FFFFFF"/>
    </style:style>
    <style:style style:name="T1179"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118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81"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18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83"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118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185"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18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187"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fo:language="en" fo:country="US" style:language-asian="es" style:country-asian="ES"/>
    </style:style>
    <style:style style:name="P1188" style:parent-style-name="Normal" style:family="paragraph">
      <style:paragraph-properties fo:margin-bottom="0in" fo:line-height="115%" fo:background-color="#FFFFFF"/>
    </style:style>
    <style:style style:name="T118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190"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119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192"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119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1194"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fo:language="en" fo:country="US" style:language-asian="es" style:country-asian="ES"/>
    </style:style>
    <style:style style:name="P1195" style:parent-style-name="Normal" style:family="paragraph">
      <style:paragraph-properties fo:margin-bottom="0in" fo:line-height="115%" fo:background-color="#FFFFFF"/>
    </style:style>
    <style:style style:name="T1196"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197"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1198"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199"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1200"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1201"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1202" style:parent-style-name="Fuentedepárrafopredeter." style:family="text">
      <style:text-properties style:font-name="Consolas" style:font-name-asian="Times New Roman" fo:color="#795E26" fo:font-size="8pt" style:font-size-asian="8pt" style:font-size-complex="8pt" fo:language="en" fo:country="US" style:language-asian="es" style:country-asian="ES"/>
    </style:style>
    <style:style style:name="T120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1204"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fo:language="en" fo:country="US" style:language-asian="es" style:country-asian="ES"/>
    </style:style>
    <style:style style:name="P1205"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fo:language="en" fo:country="US" style:language-asian="es" style:country-asian="ES"/>
    </style:style>
    <style:style style:name="P1206" style:parent-style-name="Normal" style:family="paragraph">
      <style:paragraph-properties fo:margin-bottom="0in" fo:line-height="115%" fo:background-color="#FFFFFF"/>
    </style:style>
    <style:style style:name="T120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208"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20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210"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21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212" style:parent-style-name="Fuentedepárrafopredeter." style:family="text">
      <style:text-properties style:font-name="Consolas" style:font-name-asian="Times New Roman" fo:color="#A31515" fo:font-size="8pt" style:font-size-asian="8pt" style:font-size-complex="8pt" style:language-asian="es" style:country-asian="ES"/>
    </style:style>
    <style:style style:name="T121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214"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21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216"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21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218"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21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220"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22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222" style:parent-style-name="Normal" style:family="paragraph">
      <style:paragraph-properties fo:margin-bottom="0.1666in" fo:line-height="115%" fo:background-color="#FFFFFF"/>
      <style:text-properties style:font-name="Consolas" style:font-name-asian="Times New Roman" fo:color="#000000" fo:font-size="8pt" style:font-size-asian="8pt" style:font-size-complex="8pt" style:language-asian="es" style:country-asian="ES"/>
    </style:style>
    <style:style style:name="P1223" style:parent-style-name="Normal" style:family="paragraph">
      <style:paragraph-properties fo:margin-bottom="0in" fo:line-height="115%" fo:background-color="#FFFFFF"/>
    </style:style>
    <style:style style:name="T122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225"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22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227"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22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229" style:parent-style-name="Normal" style:family="paragraph">
      <style:paragraph-properties fo:margin-bottom="0in" fo:line-height="115%" fo:background-color="#FFFFFF"/>
    </style:style>
    <style:style style:name="T123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231"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23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233"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23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235"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236"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237"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238"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239" style:parent-style-name="Normal" style:family="paragraph">
      <style:paragraph-properties fo:margin-bottom="0in" fo:line-height="115%" fo:background-color="#FFFFFF"/>
    </style:style>
    <style:style style:name="T1240"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1241"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242" style:parent-style-name="Normal" style:family="paragraph">
      <style:paragraph-properties fo:margin-bottom="0in" fo:line-height="115%" fo:background-color="#FFFFFF"/>
    </style:style>
    <style:style style:name="T1243" style:parent-style-name="Fuentedepárrafopredeter." style:family="text">
      <style:text-properties style:font-name="Consolas" style:font-name-asian="Times New Roman" fo:color="#0000FF" fo:font-size="8pt" style:font-size-asian="8pt" style:font-size-complex="8pt" style:language-asian="es" style:country-asian="ES"/>
    </style:style>
    <style:style style:name="T124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245"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24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247"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248" style:parent-style-name="Normal" style:family="paragraph">
      <style:paragraph-properties fo:margin-bottom="0in" fo:line-height="115%" fo:background-color="#FFFFFF"/>
    </style:style>
    <style:style style:name="T1249"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P1250" style:parent-style-name="Normal" style:family="paragraph">
      <style:paragraph-properties fo:margin-bottom="0in" fo:line-height="115%" fo:background-color="#FFFFFF"/>
    </style:style>
    <style:style style:name="T1251" style:parent-style-name="Fuentedepárrafopredeter." style:family="text">
      <style:text-properties style:font-name="Consolas" style:font-name-asian="Times New Roman" fo:color="#008000" fo:font-size="8pt" style:font-size-asian="8pt" style:font-size-complex="8pt" style:language-asian="es" style:country-asian="ES"/>
    </style:style>
    <style:style style:name="T1252" style:parent-style-name="Fuentedepárrafopredeter." style:family="text">
      <style:text-properties style:font-name="Consolas" style:font-name-asian="Times New Roman" fo:color="#008000" fo:font-size="8pt" style:font-size-asian="8pt" style:font-size-complex="8pt" fo:language="en" fo:country="US" style:language-asian="es" style:country-asian="ES"/>
    </style:style>
    <style:style style:name="P1253"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fo:language="en" fo:country="US" style:language-asian="es" style:country-asian="ES"/>
    </style:style>
    <style:style style:name="P1254" style:parent-style-name="Normal" style:family="paragraph">
      <style:paragraph-properties fo:margin-bottom="0in" fo:line-height="115%" fo:background-color="#FFFFFF"/>
    </style:style>
    <style:style style:name="T125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256"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125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258"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125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260"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126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262" style:parent-style-name="Fuentedepárrafopredeter." style:family="text">
      <style:text-properties style:font-name="Consolas" style:font-name-asian="Times New Roman" fo:color="#098658" fo:font-size="8pt" style:font-size-asian="8pt" style:font-size-complex="8pt" fo:language="en" fo:country="US" style:language-asian="es" style:country-asian="ES"/>
    </style:style>
    <style:style style:name="T126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264"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126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266"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126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268"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126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1270" style:parent-style-name="Normal" style:family="paragraph">
      <style:paragraph-properties fo:margin-bottom="0in" fo:line-height="115%" fo:background-color="#FFFFFF"/>
    </style:style>
    <style:style style:name="T127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272"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27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274"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27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276" style:parent-style-name="Fuentedepárrafopredeter." style:family="text">
      <style:text-properties style:font-name="Consolas" style:font-name-asian="Times New Roman" fo:color="#098658" fo:font-size="8pt" style:font-size-asian="8pt" style:font-size-complex="8pt" style:language-asian="es" style:country-asian="ES"/>
    </style:style>
    <style:style style:name="T127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278"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279" style:parent-style-name="Normal" style:family="paragraph">
      <style:paragraph-properties fo:margin-bottom="0in" fo:line-height="115%" fo:background-color="#FFFFFF"/>
    </style:style>
    <style:style style:name="T128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281" style:parent-style-name="Fuentedepárrafopredeter." style:family="text">
      <style:text-properties style:font-name="Consolas" style:font-name-asian="Times New Roman" fo:color="#267F99" fo:font-size="8pt" style:font-size-asian="8pt" style:font-size-complex="8pt" style:language-asian="es" style:country-asian="ES"/>
    </style:style>
    <style:style style:name="T128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283"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28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285"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28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287" style:parent-style-name="Normal" style:family="paragraph">
      <style:paragraph-properties fo:margin-bottom="0in" fo:line-height="115%" fo:background-color="#FFFFFF"/>
    </style:style>
    <style:style style:name="T128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289" style:parent-style-name="Fuentedepárrafopredeter." style:family="text">
      <style:text-properties style:font-name="Consolas" style:font-name-asian="Times New Roman" fo:color="#267F99" fo:font-size="8pt" style:font-size-asian="8pt" style:font-size-complex="8pt" style:language-asian="es" style:country-asian="ES"/>
    </style:style>
    <style:style style:name="T129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291"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292"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293"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294"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295"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296" style:parent-style-name="Normal" style:family="paragraph">
      <style:paragraph-properties fo:margin-bottom="0in" fo:line-height="115%" fo:background-color="#FFFFFF"/>
    </style:style>
    <style:style style:name="T129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298"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129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300"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130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302"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130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304"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130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306" style:parent-style-name="Fuentedepárrafopredeter." style:family="text">
      <style:text-properties style:font-name="Consolas" style:font-name-asian="Times New Roman" fo:color="#098658" fo:font-size="8pt" style:font-size-asian="8pt" style:font-size-complex="8pt" fo:language="en" fo:country="US" style:language-asian="es" style:country-asian="ES"/>
    </style:style>
    <style:style style:name="T1307"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308"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1309"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310"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1311"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312"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1313"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1314" style:parent-style-name="Normal" style:family="paragraph">
      <style:paragraph-properties fo:margin-bottom="0in" fo:line-height="115%" fo:background-color="#FFFFFF"/>
    </style:style>
    <style:style style:name="T1315"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316"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31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318"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31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320"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32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322" style:parent-style-name="Fuentedepárrafopredeter." style:family="text">
      <style:text-properties style:font-name="Consolas" style:font-name-asian="Times New Roman" fo:color="#267F99" fo:font-size="8pt" style:font-size-asian="8pt" style:font-size-complex="8pt" style:language-asian="es" style:country-asian="ES"/>
    </style:style>
    <style:style style:name="T132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324"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325"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326"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327"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328" style:parent-style-name="Normal" style:family="paragraph">
      <style:paragraph-properties fo:margin-bottom="0in" fo:line-height="115%" fo:background-color="#FFFFFF"/>
    </style:style>
    <style:style style:name="T1329"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330"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331"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332"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333"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334"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335" style:parent-style-name="Normal" style:family="paragraph">
      <style:paragraph-properties fo:margin-bottom="0in" fo:line-height="115%" fo:background-color="#FFFFFF"/>
    </style:style>
    <style:style style:name="T133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337" style:parent-style-name="Fuentedepárrafopredeter." style:family="text">
      <style:text-properties style:font-name="Consolas" style:font-name-asian="Times New Roman" fo:color="#AF00DB" fo:font-size="8pt" style:font-size-asian="8pt" style:font-size-complex="8pt" fo:language="en" fo:country="US" style:language-asian="es" style:country-asian="ES"/>
    </style:style>
    <style:style style:name="T1338"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339"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1340"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341" style:parent-style-name="Fuentedepárrafopredeter." style:family="text">
      <style:text-properties style:font-name="Consolas" style:font-name-asian="Times New Roman" fo:color="#0000FF" fo:font-size="8pt" style:font-size-asian="8pt" style:font-size-complex="8pt" fo:language="en" fo:country="US" style:language-asian="es" style:country-asian="ES"/>
    </style:style>
    <style:style style:name="T1342"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343"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1344"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345" style:parent-style-name="Fuentedepárrafopredeter." style:family="text">
      <style:text-properties style:font-name="Consolas" style:font-name-asian="Times New Roman" fo:color="#098658" fo:font-size="8pt" style:font-size-asian="8pt" style:font-size-complex="8pt" fo:language="en" fo:country="US" style:language-asian="es" style:country-asian="ES"/>
    </style:style>
    <style:style style:name="T1346"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347"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1348"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349"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1350"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351" style:parent-style-name="Fuentedepárrafopredeter." style:family="text">
      <style:text-properties style:font-name="Consolas" style:font-name-asian="Times New Roman" fo:color="#001080" fo:font-size="8pt" style:font-size-asian="8pt" style:font-size-complex="8pt" fo:language="en" fo:country="US" style:language-asian="es" style:country-asian="ES"/>
    </style:style>
    <style:style style:name="T1352"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P1353" style:parent-style-name="Normal" style:family="paragraph">
      <style:paragraph-properties fo:margin-bottom="0in" fo:line-height="115%" fo:background-color="#FFFFFF"/>
    </style:style>
    <style:style style:name="T1354" style:parent-style-name="Fuentedepárrafopredeter." style:family="text">
      <style:text-properties style:font-name="Consolas" style:font-name-asian="Times New Roman" fo:color="#000000" fo:font-size="8pt" style:font-size-asian="8pt" style:font-size-complex="8pt" fo:language="en" fo:country="US" style:language-asian="es" style:country-asian="ES"/>
    </style:style>
    <style:style style:name="T1355"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356"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357" style:parent-style-name="Fuentedepárrafopredeter." style:family="text">
      <style:text-properties style:font-name="Consolas" style:font-name-asian="Times New Roman" fo:color="#001080" fo:font-size="8pt" style:font-size-asian="8pt" style:font-size-complex="8pt" style:language-asian="es" style:country-asian="ES"/>
    </style:style>
    <style:style style:name="T1358"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T1359" style:parent-style-name="Fuentedepárrafopredeter." style:family="text">
      <style:text-properties style:font-name="Consolas" style:font-name-asian="Times New Roman" fo:color="#795E26" fo:font-size="8pt" style:font-size-asian="8pt" style:font-size-complex="8pt" style:language-asian="es" style:country-asian="ES"/>
    </style:style>
    <style:style style:name="T1360" style:parent-style-name="Fuentedepárrafopredeter." style:family="text">
      <style:text-properties style:font-name="Consolas" style:font-name-asian="Times New Roman" fo:color="#000000" fo:font-size="8pt" style:font-size-asian="8pt" style:font-size-complex="8pt" style:language-asian="es" style:country-asian="ES"/>
    </style:style>
    <style:style style:name="P1361"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362"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363"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364" style:parent-style-name="Normal" style:family="paragraph">
      <style:paragraph-properties fo:margin-bottom="0in" fo:line-height="115%" fo:background-color="#FFFFFF"/>
      <style:text-properties style:font-name="Consolas" style:font-name-asian="Times New Roman" fo:color="#000000" fo:font-size="8pt" style:font-size-asian="8pt" style:font-size-complex="8pt" style:language-asian="es" style:country-asian="ES"/>
    </style:style>
    <style:style style:name="P1365" style:parent-style-name="Normal" style:family="paragraph">
      <style:paragraph-properties fo:text-align="justify" fo:margin-bottom="0in" fo:line-height="100%"/>
    </style:style>
    <style:style style:name="P1366" style:parent-style-name="Normal" style:family="paragraph">
      <style:paragraph-properties fo:text-align="justify"/>
    </style:style>
  </office:automatic-styles>
  <office:body>
    <office:text text:use-soft-page-breaks="true">
      <text:p text:style-name="P1"><text:span text:style-name="Títulodellibro">El problema del productor-consumidor</text:span></text:p>
      <text:p text:style-name="P2"><text:span text:style-name="T3"><text:tab/>Necesito dos variables, que he llamado entrada y salida. Estas dos se encargarán de llevar la cuenta de por donde vamos en el vector en cada una de las hebras (productora y consumidora<text:s/></text:span><text:span text:style-name="T4">respectivamente). Además usaremos dos variables de tipo semáforo que he llamado puede_escribir y puede_leer. Al comienzo del programa el semáforo de escribir se encontrará a 1, para que se pueda realizar dicha acción y por el contrario leer estará a 0. La<text:s/></text:span><text:span text:style-name="T5">utilidad de estos reside en que controlan si una hebra consumidora, en este caso que lee, lo puede hacer después de que una hebra productora haya escrito sobre la misma variable que la otra hebra pretende leer.</text:span></text:p>
      <text:p text:style-name="P6"/>
      <table:table table:style-name="Table7">
        <table:table-columns>
          <table:table-column table:style-name="TableColumn8"/>
        </table:table-columns>
        <table:table-row table:style-name="TableRow9">
          <table:table-cell table:style-name="TableCell10">
            <text:p text:style-name="P11"><text:span text:style-name="T12">#include</text:span><text:span text:style-name="T13"> </text:span><text:span text:style-name="T14">&lt;iostream&gt;</text:span></text:p>
            <text:p text:style-name="P15"><text:span text:style-name="T16">#include</text:span><text:span text:style-name="T17"> </text:span><text:span text:style-name="T18">&lt;cassert&gt;</text:span></text:p>
            <text:p text:style-name="P19"><text:span text:style-name="T20">#incl</text:span><text:span text:style-name="T21">ude</text:span><text:span text:style-name="T22"> </text:span><text:span text:style-name="T23">&lt;thread&gt;</text:span></text:p>
            <text:p text:style-name="P24"><text:span text:style-name="T25">#include</text:span><text:span text:style-name="T26"> </text:span><text:span text:style-name="T27">&lt;mutex&gt;</text:span></text:p>
            <text:p text:style-name="P28"><text:span text:style-name="T29">#include</text:span><text:span text:style-name="T30"> </text:span><text:span text:style-name="T31">&lt;random&gt;</text:span></text:p>
            <text:p text:style-name="P32"><text:span text:style-name="T33">#include</text:span><text:span text:style-name="T34"> </text:span><text:span text:style-name="T35">"Semaphore.h"</text:span></text:p>
            <text:p text:style-name="P36"/>
            <text:p text:style-name="P37"><text:span text:style-name="T38">using </text:span><text:span text:style-name="T39">namespace</text:span><text:span text:style-name="T40"> </text:span><text:span text:style-name="T41">std</text:span><text:span text:style-name="T42"> ;</text:span></text:p>
            <text:p text:style-name="P43"><text:span text:style-name="T44">using </text:span><text:span text:style-name="T45">namespace</text:span><text:span text:style-name="T46"> </text:span><text:span text:style-name="T47">SEM</text:span><text:span text:style-name="T48"> ;</text:span></text:p>
            <text:p text:style-name="P49"/>
            <text:p text:style-name="P50"><text:span text:style-name="T51">//**********************************************************************</text:span></text:p>
            <text:p text:style-name="P52"><text:span text:style-name="T53">// variables compartidas</text:span></text:p>
            <text:p text:style-name="P54"/>
            <text:p text:style-name="P55"><text:span text:style-name="T56">const</text:span><text:span text:style-name="T57"> </text:span><text:span text:style-name="T58">int</text:span><text:span text:style-name="T59"> </text:span><text:span text:style-name="T60">num_items</text:span><text:span text:style-name="T61"> = </text:span><text:span text:style-name="T62">40</text:span><text:span text:style-name="T63"> ,</text:span><text:span text:style-name="T64">   // número de items</text:span></text:p>
            <text:p text:style-name="P65"><text:span text:style-name="T66">          </text:span><text:span text:style-name="T67">tam_vec</text:span><text:span text:style-name="T68">   = </text:span><text:span text:style-name="T69">10</text:span><text:span text:style-name="T70"> ;</text:span><text:span text:style-name="T71">   // tamaño del buffer</text:span></text:p>
            <text:p text:style-name="P72"><text:span text:style-name="T73">unsigned</text:span><text:span text:style-name="T74">  </text:span><text:span text:style-name="T75">cont_prod</text:span><text:span text:style-name="T76">[</text:span><text:span text:style-name="T77">num_items</text:span><text:span text:style-name="T78">] = {</text:span><text:span text:style-name="T79">0</text:span><text:span text:style-name="T80">},</text:span><text:span text:style-name="T81"> // contadores de verificación: producidos</text:span></text:p>
            <text:p text:style-name="P82"><text:span text:style-name="T83">          </text:span><text:span text:style-name="T84">cont_cons</text:span><text:span text:style-name="T85">[</text:span><text:span text:style-name="T86">num_items</text:span><text:span text:style-name="T87">] = {</text:span><text:span text:style-name="T88">0</text:span><text:span text:style-name="T89">};</text:span><text:span text:style-name="T90"> // contadores de verificación: consumidos</text:span></text:p>
            <text:p text:style-name="P91"/>
            <text:p text:style-name="P92"><text:span text:style-name="T93">// Semáforos compartidos</text:span></text:p>
            <text:p text:style-name="P94"><text:span text:style-name="T95">Semaphore</text:span><text:span text:style-name="T96"> </text:span><text:span text:style-name="T97">puede_escribir</text:span><text:span text:style-name="T98"> = </text:span><text:span text:style-name="T99">1</text:span><text:span text:style-name="T100">;</text:span></text:p>
            <text:p text:style-name="P101"><text:span text:style-name="T102">Semaphore</text:span><text:span text:style-name="T103"> </text:span><text:span text:style-name="T104">puede_leer</text:span><text:span text:style-name="T105"> = </text:span><text:span text:style-name="T106">0</text:span><text:span text:style-name="T107">;</text:span></text:p>
            <text:p text:style-name="P108"/>
            <text:p text:style-name="P109"><text:span text:style-name="T110">int</text:span><text:span text:style-name="T111"> </text:span><text:span text:style-name="T112">entrada</text:span><text:span text:style-name="T113"> = </text:span><text:span text:style-name="T114">0</text:span><text:span text:style-name="T115">, </text:span><text:span text:style-name="T116">salida</text:span><text:span text:style-name="T117"> = </text:span><text:span text:style-name="T118">0</text:span><text:span text:style-name="T119">;</text:span></text:p>
            <text:p text:style-name="P120"><text:span text:style-name="T121">int</text:span><text:span text:style-name="T122"> </text:span><text:span text:style-name="T123">buffer</text:span><text:span text:style-name="T124">[</text:span><text:span text:style-name="T125">tam_vec</text:span><text:span text:style-name="T126">];</text:span></text:p>
            <text:p text:style-name="P127"/>
            <text:p text:style-name="P128"><text:span text:style-name="T129">//**********************************************************************</text:span></text:p>
            <text:p text:style-name="P130"><text:span text:style-name="T131">// plantilla de función para generar un entero aleatorio uniformemente</text:span></text:p>
            <text:p text:style-name="P132"><text:span text:style-name="T133">// distribuido entre dos valores enteros, ambos incluidos</text:span></text:p>
            <text:p text:style-name="P134"><text:span text:style-name="T135">// (ambos tienen que ser dos constantes, co</text:span><text:span text:style-name="T136">nocidas en tiempo de compilación)</text:span></text:p>
            <text:p text:style-name="P137"><text:span text:style-name="T138">//----------------------------------------------------------------------</text:span></text:p>
            <text:p text:style-name="P139"/>
            <text:p text:style-name="P140"><text:span text:style-name="T141">template</text:span><text:span text:style-name="T142">&lt; </text:span><text:span text:style-name="T143">int</text:span><text:span text:style-name="T144"> </text:span><text:span text:style-name="T145">min</text:span><text:span text:style-name="T146">, </text:span><text:span text:style-name="T147">int</text:span><text:span text:style-name="T148"> </text:span><text:span text:style-name="T149">max</text:span><text:span text:style-name="T150"> &gt; </text:span><text:span text:style-name="T151">int</text:span><text:span text:style-name="T152"> </text:span><text:span text:style-name="T153">aleatorio</text:span><text:span text:style-name="T154">()</text:span></text:p>
            <text:p text:style-name="P155">{</text:p>
            <text:p text:style-name="P156"><text:span text:style-name="T157">  </text:span><text:span text:style-name="T158">static</text:span><text:span text:style-name="T159"> </text:span><text:span text:style-name="T160">default_random_engine</text:span><text:span text:style-name="T161"> </text:span><text:span text:style-name="T162">generador</text:span><text:span text:style-name="T163">( (</text:span><text:span text:style-name="T164">random_device</text:span><text:span text:style-name="T165">())</text:span><text:span text:style-name="T166">()</text:span><text:span text:style-name="T167"> );</text:span></text:p>
            <text:p text:style-name="P168"><text:span text:style-name="T169">  </text:span><text:span text:style-name="T170">static</text:span><text:span text:style-name="T171"> </text:span><text:span text:style-name="T172">uniform_int_distribution</text:span><text:span text:style-name="T173">&lt;</text:span><text:span text:style-name="T174">int</text:span><text:span text:style-name="T175">&gt; </text:span><text:span text:style-name="T176">distribucion_uniforme</text:span><text:span text:style-name="T177">( min, max ) ;</text:span></text:p>
            <text:p text:style-name="P178"><text:span text:style-name="T179">  </text:span><text:span text:style-name="T180">return</text:span><text:span text:style-name="T181"> </text:span><text:span text:style-name="T182">distribucion_uniforme</text:span><text:span text:style-name="T183">(</text:span><text:span text:style-name="T184"> </text:span><text:span text:style-name="T185">generador</text:span><text:span text:style-name="T186"> </text:span><text:span text:style-name="T187">)</text:span><text:span text:style-name="T188">;</text:span></text:p>
            <text:p text:style-name="P189">}</text:p>
            <text:p text:style-name="P190"/>
            <text:p text:style-name="P191"><text:span text:style-name="T192">//**********************************************************************</text:span></text:p>
            <text:p text:style-name="P193"><text:span text:style-name="T194">// funciones comunes a las dos soluciones (fifo y lifo)</text:span></text:p>
            <text:p text:style-name="P195"><text:span text:style-name="T196">//----------------------------------------------------------------------</text:span></text:p>
            <text:p text:style-name="P197"/>
            <text:p text:style-name="P198"><text:span text:style-name="T199">int</text:span><text:span text:style-name="T200"> </text:span><text:span text:style-name="T201">producir_dato</text:span><text:span text:style-name="T202">()</text:span></text:p>
            <text:p text:style-name="P203">{</text:p>
            <text:p text:style-name="P204"><text:span text:style-name="T205">   </text:span><text:span text:style-name="T206">static</text:span><text:span text:style-name="T207"> </text:span><text:span text:style-name="T208">int</text:span><text:span text:style-name="T209"> </text:span><text:span text:style-name="T210">contador</text:span><text:span text:style-name="T211"> = </text:span><text:span text:style-name="T212">0</text:span><text:span text:style-name="T213"> ;</text:span></text:p>
            <text:p text:style-name="P214"><text:span text:style-name="T215">   </text:span><text:span text:style-name="T216">this_thread</text:span><text:span text:style-name="T217">::</text:span><text:span text:style-name="T218">sleep_for</text:span><text:span text:style-name="T219">( </text:span><text:span text:style-name="T220">chrono</text:span><text:span text:style-name="T221">::</text:span><text:span text:style-name="T222">milliseconds</text:span><text:span text:style-name="T223">( </text:span><text:span text:style-name="T224">aleatorio</text:span><text:span text:style-name="T225">&lt;</text:span><text:span text:style-name="T226">20</text:span><text:span text:style-name="T227">,</text:span><text:span text:style-name="T228">100</text:span><text:span text:style-name="T229">&gt;() ));</text:span></text:p>
            <text:p text:style-name="P230"/>
            <text:p text:style-name="P231"><text:span text:style-name="T232">   </text:span><text:span text:style-name="T233">cout</text:span><text:span text:style-name="T234"> </text:span><text:span text:style-name="T235">&lt;&lt;</text:span><text:span text:style-name="T236"> </text:span><text:span text:style-name="T237">"producido: "</text:span><text:span text:style-name="T238"> </text:span><text:span text:style-name="T239">&lt;&lt;</text:span><text:span text:style-name="T240"> </text:span><text:span text:style-name="T241">contador</text:span><text:span text:style-name="T242"> </text:span><text:span text:style-name="T243">&lt;&lt;</text:span><text:span text:style-name="T244"> </text:span><text:span text:style-name="T245">endl</text:span><text:span text:style-name="T246"> </text:span><text:span text:style-name="T247">&lt;&lt;</text:span><text:span text:style-name="T248"> </text:span><text:span text:style-name="T249">flush</text:span><text:span text:style-name="T250"> ;</text:span></text:p>
            <text:p text:style-name="P251"/>
            <text:p text:style-name="P252"><text:span text:style-name="T253">   </text:span><text:span text:style-name="T254">cont_prod</text:span><text:span text:style-name="T255">[</text:span><text:span text:style-name="T256">contador</text:span><text:span text:style-name="T257">] ++ ;</text:span></text:p>
            <text:p text:style-name="P258"><text:span text:style-name="T259">   </text:span><text:span text:style-name="T260">return</text:span><text:span text:style-name="T261"> </text:span><text:span text:style-name="T262">contador</text:span><text:span text:style-name="T263">++ ;</text:span></text:p>
            <text:p text:style-name="P264">}</text:p>
            <text:p text:style-name="P265"><text:span text:style-name="T266">//----------------------------------------------------------------------</text:span></text:p>
            <text:p text:style-name="P267"/>
            <text:p text:style-name="P268"><text:span text:style-name="T269">void</text:span><text:span text:style-name="T270"> </text:span><text:span text:style-name="T271">consumir_dato</text:span><text:span text:style-name="T272">( </text:span><text:span text:style-name="T273">unsigned</text:span><text:span text:style-name="T274"> </text:span><text:span text:style-name="T275">dato</text:span><text:span text:style-name="T276"> )</text:span></text:p>
            <text:soft-page-break/>
            <text:p text:style-name="P277">{</text:p>
            <text:p text:style-name="P278"><text:span text:style-name="T279">   </text:span><text:span text:style-name="T280">assert</text:span><text:span text:style-name="T281">( </text:span><text:span text:style-name="T282">dato</text:span><text:span text:style-name="T283"> &lt; </text:span><text:span text:style-name="T284">num_items</text:span><text:span text:style-name="T285"> );</text:span></text:p>
            <text:p text:style-name="P286"><text:span text:style-name="T287">   </text:span><text:span text:style-name="T288">cont_cons</text:span><text:span text:style-name="T289">[</text:span><text:span text:style-name="T290">dato</text:span><text:span text:style-name="T291">] ++ ;</text:span></text:p>
            <text:p text:style-name="P292"><text:span text:style-name="T293">   </text:span><text:span text:style-name="T294">this_thread</text:span><text:span text:style-name="T295">::</text:span><text:span text:style-name="T296">sleep_for</text:span><text:span text:style-name="T297">( </text:span><text:span text:style-name="T298">chrono</text:span><text:span text:style-name="T299">::</text:span><text:span text:style-name="T300">milliseconds</text:span><text:span text:style-name="T301">( </text:span><text:span text:style-name="T302">aleatorio</text:span><text:span text:style-name="T303">&lt;</text:span><text:span text:style-name="T304">20</text:span><text:span text:style-name="T305">,</text:span><text:span text:style-name="T306">100</text:span><text:span text:style-name="T307">&gt;() ));</text:span></text:p>
            <text:p text:style-name="P308"/>
            <text:p text:style-name="P309"><text:span text:style-name="T310">   </text:span><text:span text:style-name="T311">cout</text:span><text:span text:style-name="T312"> </text:span><text:span text:style-name="T313">&lt;&lt;</text:span><text:span text:style-name="T314"> </text:span><text:span text:style-name="T315">"                  consumido: "</text:span><text:span text:style-name="T316"> </text:span><text:span text:style-name="T317">&lt;&lt;</text:span><text:span text:style-name="T318"> </text:span><text:span text:style-name="T319">dato</text:span><text:span text:style-name="T320"> </text:span><text:span text:style-name="T321">&lt;&lt;</text:span><text:span text:style-name="T322"> </text:span><text:span text:style-name="T323">endl</text:span><text:span text:style-name="T324"> ;</text:span></text:p>
            <text:p text:style-name="P325"/>
            <text:p text:style-name="P326">}</text:p>
            <text:p text:style-name="P327"/>
            <text:p text:style-name="P328"><text:span text:style-name="T329">//----------------------------------------------------------------------</text:span></text:p>
            <text:p text:style-name="P330"/>
            <text:p text:style-name="P331"><text:span text:style-name="T332">void</text:span><text:span text:style-name="T333"> </text:span><text:span text:style-name="T334">test_contadores</text:span><text:span text:style-name="T335">()</text:span></text:p>
            <text:p text:style-name="P336">{</text:p>
            <text:p text:style-name="P337"><text:span text:style-name="T338">   </text:span><text:span text:style-name="T339">bool</text:span><text:span text:style-name="T340"> </text:span><text:span text:style-name="T341">ok</text:span><text:span text:style-name="T342"> = </text:span><text:span text:style-name="T343">true</text:span><text:span text:style-name="T344"> ;</text:span></text:p>
            <text:p text:style-name="P345"><text:span text:style-name="T346">   </text:span><text:span text:style-name="T347">cout</text:span><text:span text:style-name="T348"> </text:span><text:span text:style-name="T349">&lt;&lt;</text:span><text:span text:style-name="T350"> </text:span><text:span text:style-name="T351">"comprobando contadores ...."</text:span><text:span text:style-name="T352"> ;</text:span></text:p>
            <text:p text:style-name="P353"><text:span text:style-name="T354">   </text:span><text:span text:style-name="T355">for</text:span><text:span text:style-name="T356">( </text:span><text:span text:style-name="T357">unsigned</text:span><text:span text:style-name="T358"> </text:span><text:span text:style-name="T359">i</text:span><text:span text:style-name="T360"> = </text:span><text:span text:style-name="T361">0</text:span><text:span text:style-name="T362"> ; </text:span><text:span text:style-name="T363">i</text:span><text:span text:style-name="T364"> &lt; </text:span><text:span text:style-name="T365">num_items</text:span><text:span text:style-name="T366"> ; </text:span><text:span text:style-name="T367">i</text:span><text:span text:style-name="T368">++ )</text:span></text:p>
            <text:p text:style-name="P369"><text:span text:style-name="T370">   {  </text:span><text:span text:style-name="T371">if</text:span><text:span text:style-name="T372"> ( </text:span><text:span text:style-name="T373">cont_prod</text:span><text:span text:style-name="T374">[</text:span><text:span text:style-name="T375">i</text:span><text:span text:style-name="T376">] != </text:span><text:span text:style-name="T377">1</text:span><text:span text:style-name="T378"> )</text:span></text:p>
            <text:p text:style-name="P379"><text:span text:style-name="T380">      {  </text:span><text:span text:style-name="T381">cout</text:span><text:span text:style-name="T382"> </text:span><text:span text:style-name="T383">&lt;&lt;</text:span><text:span text:style-name="T384"> </text:span><text:span text:style-name="T385">"error: valor "</text:span><text:span text:style-name="T386"> </text:span><text:span text:style-name="T387">&lt;&lt;</text:span><text:span text:style-name="T388"> </text:span><text:span text:style-name="T389">i</text:span><text:span text:style-name="T390"> </text:span><text:span text:style-name="T391">&lt;&lt;</text:span><text:span text:style-name="T392"> </text:span><text:span text:style-name="T393">" producido "</text:span><text:span text:style-name="T394"> </text:span><text:span text:style-name="T395">&lt;&lt;</text:span><text:span text:style-name="T396"> </text:span><text:span text:style-name="T397">cont_prod</text:span><text:span text:style-name="T398">[</text:span><text:span text:style-name="T399">i</text:span><text:span text:style-name="T400">] </text:span><text:span text:style-name="T401">&lt;&lt;</text:span><text:span text:style-name="T402"> </text:span><text:span text:style-name="T403">" veces."</text:span><text:span text:style-name="T404"> </text:span><text:span text:style-name="T405">&lt;&lt;</text:span><text:span text:style-name="T406"> </text:span><text:span text:style-name="T407">endl</text:span><text:span text:style-name="T408"> ;</text:span></text:p>
            <text:p text:style-name="P409"><text:span text:style-name="T410">         </text:span><text:span text:style-name="T411">ok</text:span><text:span text:style-name="T412"> = </text:span><text:span text:style-name="T413">false</text:span><text:span text:style-name="T414"> ;</text:span></text:p>
            <text:p text:style-name="P415">      }</text:p>
            <text:p text:style-name="P416"><text:span text:style-name="T417">      </text:span><text:span text:style-name="T418">if</text:span><text:span text:style-name="T419"> ( </text:span><text:span text:style-name="T420">cont_cons</text:span><text:span text:style-name="T421">[</text:span><text:span text:style-name="T422">i</text:span><text:span text:style-name="T423">] != </text:span><text:span text:style-name="T424">1</text:span><text:span text:style-name="T425"> )</text:span></text:p>
            <text:p text:style-name="P426"><text:span text:style-name="T427">      {  </text:span><text:span text:style-name="T428">cout</text:span><text:span text:style-name="T429"> </text:span><text:span text:style-name="T430">&lt;&lt;</text:span><text:span text:style-name="T431"> </text:span><text:span text:style-name="T432">"error: valor "</text:span><text:span text:style-name="T433"> </text:span><text:span text:style-name="T434">&lt;&lt;</text:span><text:span text:style-name="T435"> </text:span><text:span text:style-name="T436">i</text:span><text:span text:style-name="T437"> </text:span><text:span text:style-name="T438">&lt;&lt;</text:span><text:span text:style-name="T439"> </text:span><text:span text:style-name="T440">" consumido "</text:span><text:span text:style-name="T441"> </text:span><text:span text:style-name="T442">&lt;&lt;</text:span><text:span text:style-name="T443"> </text:span><text:span text:style-name="T444">cont_cons</text:span><text:span text:style-name="T445">[</text:span><text:span text:style-name="T446">i</text:span><text:span text:style-name="T447">] </text:span><text:span text:style-name="T448">&lt;&lt;</text:span><text:span text:style-name="T449"> </text:span><text:span text:style-name="T450">" veces"</text:span><text:span text:style-name="T451"> </text:span><text:span text:style-name="T452">&lt;&lt;</text:span><text:span text:style-name="T453"> </text:span><text:span text:style-name="T454">endl</text:span><text:span text:style-name="T455"> ;</text:span></text:p>
            <text:p text:style-name="P456"><text:span text:style-name="T457">         </text:span><text:span text:style-name="T458">ok</text:span><text:span text:style-name="T459"> = </text:span><text:span text:style-name="T460">false</text:span><text:span text:style-name="T461"> ;</text:span></text:p>
            <text:p text:style-name="P462">      }</text:p>
            <text:p text:style-name="P463">   }</text:p>
            <text:p text:style-name="P464"><text:span text:style-name="T465">   </text:span><text:span text:style-name="T466">if</text:span><text:span text:style-name="T467"> (</text:span><text:span text:style-name="T468">ok</text:span><text:span text:style-name="T469">)</text:span></text:p>
            <text:p text:style-name="P470"><text:span text:style-name="T471">      </text:span><text:span text:style-name="T472">cout</text:span><text:span text:style-name="T473"> </text:span><text:span text:style-name="T474">&lt;&lt;</text:span><text:span text:style-name="T475"> </text:span><text:span text:style-name="T476">endl</text:span><text:span text:style-name="T477"> </text:span><text:span text:style-name="T478">&lt;&lt;</text:span><text:span text:style-name="T479"> </text:span><text:span text:style-name="T480">flush</text:span><text:span text:style-name="T481"> </text:span><text:span text:style-name="T482">&lt;&lt;</text:span><text:span text:style-name="T483"> </text:span><text:span text:style-name="T484">"solución (aparentemente) correcta."</text:span><text:span text:style-name="T485"> </text:span><text:span text:style-name="T486">&lt;&lt;</text:span><text:span text:style-name="T487"> </text:span><text:span text:style-name="T488">endl</text:span><text:span text:style-name="T489"> </text:span><text:span text:style-name="T490">&lt;&lt;</text:span><text:span text:style-name="T491"> </text:span><text:span text:style-name="T492">"fin"</text:span><text:span text:style-name="T493"> </text:span><text:span text:style-name="T494">&lt;&lt;</text:span><text:span text:style-name="T495"> </text:span><text:span text:style-name="T496">endl</text:span><text:span text:style-name="T497"> </text:span><text:span text:style-name="T498">&lt;&lt;</text:span><text:span text:style-name="T499"> </text:span><text:span text:style-name="T500">flush</text:span><text:span text:style-name="T501"> ;</text:span></text:p>
            <text:p text:style-name="P502">}</text:p>
            <text:p text:style-name="P503"/>
            <text:p text:style-name="P504"><text:span text:style-name="T505">//----------------------------------------------------------------------</text:span></text:p>
            <text:p text:style-name="P506"/>
            <text:p text:style-name="P507"><text:span text:style-name="T508">void</text:span><text:span text:style-name="T509">  </text:span><text:span text:style-name="T510">funcion_hebra_productora</text:span><text:span text:style-name="T511">(  )</text:span></text:p>
            <text:p text:style-name="P512">{</text:p>
            <text:p text:style-name="P513"><text:span text:style-name="T514">   </text:span><text:span text:style-name="T515">for</text:span><text:span text:style-name="T516">( </text:span><text:span text:style-name="T517">unsigned</text:span><text:span text:style-name="T518"> </text:span><text:span text:style-name="T519">i</text:span><text:span text:style-name="T520"> = </text:span><text:span text:style-name="T521">0</text:span><text:span text:style-name="T522"> ; </text:span><text:span text:style-name="T523">i</text:span><text:span text:style-name="T524"> &lt; </text:span><text:span text:style-name="T525">num_items</text:span><text:span text:style-name="T526"> ; </text:span><text:span text:style-name="T527">i</text:span><text:span text:style-name="T528">++ )</text:span></text:p>
            <text:p text:style-name="P529"><text:span text:style-name="T530">   </text:span><text:span text:style-name="T531">{</text:span></text:p>
            <text:p text:style-name="P532"><text:span text:style-name="T533">      </text:span><text:span text:style-name="T534">int</text:span><text:span text:style-name="T535"> </text:span><text:span text:style-name="T536">dato</text:span><text:span text:style-name="T537"> = </text:span><text:span text:style-name="T538">producir_dato</text:span><text:span text:style-name="T539">() ;</text:span></text:p>
            <text:p text:style-name="P540"><text:span text:style-name="T541">      // completar ........</text:span></text:p>
            <text:p text:style-name="P542"><text:span text:style-name="T543">      </text:span><text:span text:style-name="T544">sem_wait</text:span><text:span text:style-name="T545">(</text:span><text:span text:style-name="T546">puede_escribir</text:span><text:span text:style-name="T547">);</text:span></text:p>
            <text:p text:style-name="P548"/>
            <text:p text:style-name="P549"><text:span text:style-name="T550">      </text:span><text:span text:style-name="T551">buffer</text:span><text:span text:style-name="T552">[</text:span><text:span text:style-name="T553">entrada</text:span><text:span text:style-name="T554">] = </text:span><text:span text:style-name="T555">dato</text:span><text:span text:style-name="T556">;</text:span></text:p>
            <text:p text:style-name="P557"><text:span text:style-name="T558">      </text:span><text:span text:style-name="T559">entrada</text:span><text:span text:style-name="T560"> = (</text:span><text:span text:style-name="T561">entrada</text:span><text:span text:style-name="T562">+</text:span><text:span text:style-name="T563">1</text:span><text:span text:style-name="T564">)%</text:span><text:span text:style-name="T565">tam_vec</text:span><text:span text:style-name="T566">;</text:span></text:p>
            <text:p text:style-name="P567"/>
            <text:p text:style-name="P568"><text:span text:style-name="T569">      </text:span><text:span text:style-name="T570">sem_signal</text:span><text:span text:style-name="T571">(</text:span><text:span text:style-name="T572">puede_leer</text:span><text:span text:style-name="T573">);</text:span></text:p>
            <text:p text:style-name="P574"><text:span text:style-name="T575">   </text:span><text:span text:style-name="T576">}</text:span></text:p>
            <text:p text:style-name="P577">}</text:p>
            <text:p text:style-name="P578"/>
            <text:p text:style-name="P579"><text:span text:style-name="T580">//----------------------------------------------------------------------</text:span></text:p>
            <text:p text:style-name="P581"/>
            <text:p text:style-name="P582"><text:span text:style-name="T583">void</text:span><text:span text:style-name="T584"> </text:span><text:span text:style-name="T585">funcion_hebra_consumidora</text:span><text:span text:style-name="T586">(  )</text:span></text:p>
            <text:p text:style-name="P587">{</text:p>
            <text:p text:style-name="P588"><text:span text:style-name="T589">   </text:span><text:span text:style-name="T590">for</text:span><text:span text:style-name="T591">( </text:span><text:span text:style-name="T592">unsigned</text:span><text:span text:style-name="T593"> </text:span><text:span text:style-name="T594">i</text:span><text:span text:style-name="T595"> = </text:span><text:span text:style-name="T596">0</text:span><text:span text:style-name="T597"> ; </text:span><text:span text:style-name="T598">i</text:span><text:span text:style-name="T599"> &lt; </text:span><text:span text:style-name="T600">num_items</text:span><text:span text:style-name="T601"> ; </text:span><text:span text:style-name="T602">i</text:span><text:span text:style-name="T603">++ )</text:span></text:p>
            <text:p text:style-name="P604"><text:span text:style-name="T605">   </text:span><text:span text:style-name="T606">{</text:span></text:p>
            <text:p text:style-name="P607"><text:span text:style-name="T608">      </text:span><text:span text:style-name="T609">int</text:span><text:span text:style-name="T610"> </text:span><text:span text:style-name="T611">dato</text:span><text:span text:style-name="T612"> ;</text:span></text:p>
            <text:p text:style-name="P613"><text:span text:style-name="T614">      // completar ......</text:span></text:p>
            <text:p text:style-name="P615"><text:span text:style-name="T616">      </text:span><text:span text:style-name="T617">sem_wait</text:span><text:span text:style-name="T618">(</text:span><text:span text:style-name="T619">puede_leer</text:span><text:span text:style-name="T620">);</text:span></text:p>
            <text:p text:style-name="P621"><text:span text:style-name="T622">      </text:span><text:span text:style-name="T623">dato</text:span><text:span text:style-name="T624">=</text:span><text:span text:style-name="T625">buffer</text:span><text:span text:style-name="T626">[</text:span><text:span text:style-name="T627">salida</text:span><text:span text:style-name="T628">];</text:span></text:p>
            <text:p text:style-name="P629"><text:span text:style-name="T630">      </text:span><text:span text:style-name="T631">salida</text:span><text:span text:style-name="T632">=(</text:span><text:span text:style-name="T633">salida</text:span><text:span text:style-name="T634">+</text:span><text:span text:style-name="T635">1</text:span><text:span text:style-name="T636">)%</text:span><text:span text:style-name="T637">tam_vec</text:span><text:span text:style-name="T638">;</text:span></text:p>
            <text:p text:style-name="P639"/>
            <text:p text:style-name="P640"><text:span text:style-name="T641">      </text:span><text:span text:style-name="T642">sem_signal</text:span><text:span text:style-name="T643">(</text:span><text:span text:style-name="T644">puede_escribir</text:span><text:span text:style-name="T645">);</text:span></text:p>
            <text:p text:style-name="P646"><text:span text:style-name="T647">      </text:span><text:span text:style-name="T648">consumir_dato</text:span><text:span text:style-name="T649">( </text:span><text:span text:style-name="T650">dato</text:span><text:span text:style-name="T651"> ) ;</text:span></text:p>
            <text:p text:style-name="P652">    }</text:p>
            <text:p text:style-name="P653">}</text:p>
            <text:p text:style-name="P654"><text:span text:style-name="T655">//----------------------------------------------------------------------</text:span></text:p>
            <text:p text:style-name="P656"/>
            <text:p text:style-name="P657"><text:span text:style-name="T658">int</text:span><text:span text:style-name="T659"> </text:span><text:span text:style-name="T660">main</text:span><text:span text:style-name="T661">()</text:span></text:p>
            <text:p text:style-name="P662">{</text:p>
            <text:p text:style-name="P663"><text:span text:style-name="T664">   </text:span><text:span text:style-name="T665">cout</text:span><text:span text:style-name="T666"> </text:span><text:span text:style-name="T667">&lt;&lt;</text:span><text:span text:style-name="T668"> </text:span><text:span text:style-name="T669">"--------------------------------------------------------"</text:span><text:span text:style-name="T670"> </text:span><text:span text:style-name="T671">&lt;&lt;</text:span><text:span text:style-name="T672"> </text:span><text:span text:style-name="T673">endl</text:span></text:p>
            <text:p text:style-name="P674"><text:span text:style-name="T675">        </text:span><text:span text:style-name="T676">&lt;&lt;</text:span><text:span text:style-name="T677"> </text:span><text:span text:style-name="T678">"Problema de los productores-consumidores (solución LIFO)."</text:span><text:span text:style-name="T679"> </text:span><text:span text:style-name="T680">&lt;&lt;</text:span><text:span text:style-name="T681"> </text:span><text:span text:style-name="T682">endl</text:span></text:p>
            <text:p text:style-name="P683"><text:span text:style-name="T684">        </text:span><text:span text:style-name="T685">&lt;&lt;</text:span><text:span text:style-name="T686"> </text:span><text:span text:style-name="T687">"--------------------------------------------------------"</text:span><text:span text:style-name="T688"> </text:span><text:span text:style-name="T689">&lt;&lt;</text:span><text:span text:style-name="T690"> </text:span><text:span text:style-name="T691">endl</text:span></text:p>
            <text:p text:style-name="P692"><text:span text:style-name="T693">        </text:span><text:span text:style-name="T694">&lt;&lt;</text:span><text:span text:style-name="T695"> </text:span><text:span text:style-name="T696">flush</text:span><text:span text:style-name="T697"> ;</text:span></text:p>
            <text:p text:style-name="P698"/>
            <text:p text:style-name="P699"><text:span text:style-name="T700">   </text:span><text:span text:style-name="T701">thread</text:span><text:span text:style-name="T702"> </text:span><text:span text:style-name="T703">hebra_productora</text:span><text:span text:style-name="T704"> ( </text:span><text:span text:style-name="T705">funcion_hebra_productora</text:span><text:span text:style-name="T706"> ),</text:span></text:p>
            <text:soft-page-break/>
            <text:p text:style-name="P707"><text:span text:style-name="T708">          </text:span><text:span text:style-name="T709">hebra_consumidora</text:span><text:span text:style-name="T710">( </text:span><text:span text:style-name="T711">funcion_hebra_consumidora</text:span><text:span text:style-name="T712"> );</text:span></text:p>
            <text:p text:style-name="P713"/>
            <text:p text:style-name="P714"><text:span text:style-name="T715">   </text:span><text:span text:style-name="T716">hebra_productora</text:span><text:span text:style-name="T717">.</text:span><text:span text:style-name="T718">join</text:span><text:span text:style-name="T719">() ;</text:span></text:p>
            <text:p text:style-name="P720"><text:span text:style-name="T721">   </text:span><text:span text:style-name="T722">hebra_consumidora</text:span><text:span text:style-name="T723">.</text:span><text:span text:style-name="T724">join</text:span><text:span text:style-name="T725">() ;</text:span></text:p>
            <text:p text:style-name="P726"/>
            <text:p text:style-name="P727"><text:span text:style-name="T728">   </text:span><text:span text:style-name="T729">test_contadores</text:span><text:span text:style-name="T730">();</text:span></text:p>
            <text:p text:style-name="P731">}</text:p>
            <text:p text:style-name="P732"/>
            <text:p text:style-name="P733"/>
          </table:table-cell>
        </table:table-row>
      </table:table>
      <text:p text:style-name="P734"/>
      <text:p text:style-name="Normal"/>
      <text:p text:style-name="Normal"><text:span text:style-name="Títulodellibro">El problema de los fumadores.</text:span></text:p>
      <text:p text:style-name="P735"><text:span text:style-name="T736"><text:tab/>Para la correcta realización de esta parte, he usado 4 semáforos en total, uno de<text:s/></text:span><text:span text:style-name="T737">ellos será el del mostrador que indicará si el estanquero se encuentra disponible para atender a un fumador, tomando el valor 1, o por el contrario si ya está atendiendo a alguno, tomando el valor 0. A esto le añadiremos 3 semáforos en un vector que son ca</text:span><text:span text:style-name="T738">da uno de los ingredientes que se producen. Se encuentran inicializados a 0 hasta que no se produce alguno de ellos. Cada uno de los fumadores, será una hebra qué realizarán un<text:s/></text:span><text:span text:style-name="T739">wait</text:span><text:span text:style-name="T740"><text:s/>o un<text:s/></text:span><text:span text:style-name="T741">signal</text:span><text:span text:style-name="T742"><text:s/>dependiendo de si se encuentran fumando, o si se encuentran a<text:s/></text:span><text:span text:style-name="T743">la espera de que aparezca el ingrediente que necesitan para continuar fumando en el mostrador.</text:span></text:p>
      <text:p text:style-name="P744"/>
      <table:table table:style-name="Table745">
        <table:table-columns>
          <table:table-column table:style-name="TableColumn746"/>
        </table:table-columns>
        <table:table-row table:style-name="TableRow747">
          <table:table-cell table:style-name="TableCell748">
            <text:p text:style-name="P749"><text:span text:style-name="T750">#include</text:span><text:span text:style-name="T751"> </text:span><text:span text:style-name="T752">&lt;iostream&gt;</text:span></text:p>
            <text:p text:style-name="P753"><text:span text:style-name="T754">#include</text:span><text:span text:style-name="T755"> </text:span><text:span text:style-name="T756">&lt;cassert&gt;</text:span></text:p>
            <text:p text:style-name="P757"><text:span text:style-name="T758">#include</text:span><text:span text:style-name="T759"> </text:span><text:span text:style-name="T760">&lt;thread&gt;</text:span></text:p>
            <text:p text:style-name="P761"><text:span text:style-name="T762">#include</text:span><text:span text:style-name="T763"> </text:span><text:span text:style-name="T764">&lt;mutex&gt;</text:span></text:p>
            <text:p text:style-name="P765"><text:span text:style-name="T766">#include</text:span><text:span text:style-name="T767"> </text:span><text:span text:style-name="T768">&lt;random&gt;</text:span><text:span text:style-name="T769"> </text:span><text:span text:style-name="T770">// dispositivos, generadores y distribuciones aleatorias</text:span></text:p>
            <text:p text:style-name="P771"><text:span text:style-name="T772">#include</text:span><text:span text:style-name="T773"> </text:span><text:span text:style-name="T774">&lt;chrono&gt;</text:span><text:span text:style-name="T775"> </text:span><text:span text:style-name="T776">// duraciones (duration), unidades de tiempo</text:span></text:p>
            <text:p text:style-name="P777"><text:span text:style-name="T778">#include</text:span><text:span text:style-name="T779"> </text:span><text:span text:style-name="T780">"Semaphore.h"</text:span></text:p>
            <text:p text:style-name="P781"/>
            <text:p text:style-name="P782"><text:span text:style-name="T783">using </text:span><text:span text:style-name="T784">namespace</text:span><text:span text:style-name="T785"> </text:span><text:span text:style-name="T786">std</text:span><text:span text:style-name="T787"> ;</text:span></text:p>
            <text:p text:style-name="P788"><text:span text:style-name="T789">using </text:span><text:span text:style-name="T790">namespace</text:span><text:span text:style-name="T791"> </text:span><text:span text:style-name="T792">SEM</text:span><text:span text:style-name="T793"> ;</text:span></text:p>
            <text:p text:style-name="P794"/>
            <text:p text:style-name="P795"><text:span text:style-name="T796">const</text:span><text:span text:style-name="T797"> </text:span><text:span text:style-name="T798">int</text:span><text:span text:style-name="T799"> </text:span><text:span text:style-name="T800">num_fumadores</text:span><text:span text:style-name="T801"> = </text:span><text:span text:style-name="T802">3</text:span><text:span text:style-name="T803">;</text:span></text:p>
            <text:p text:style-name="P804"><text:span text:style-name="T805">Semaphore</text:span><text:span text:style-name="T806"> </text:span><text:span text:style-name="T807">mostrador</text:span><text:span text:style-name="T808">=</text:span><text:span text:style-name="T809">1</text:span><text:span text:style-name="T810">;</text:span><text:span text:style-name="T811"> //1 si no se atiende a nadie, 0 si está ocupado con algún fumador</text:span></text:p>
            <text:p text:style-name="P812"><text:span text:style-name="T813">std</text:span><text:span text:style-name="T814">::</text:span><text:span text:style-name="T815">vector</text:span><text:span text:style-name="T816">&lt;</text:span><text:span text:style-name="T817">Semaphore</text:span><text:span text:style-name="T818">&gt; </text:span><text:span text:style-name="T819">ingredientes</text:span><text:span text:style-name="T820">;</text:span><text:span text:style-name="T821"> // 1 si ingrediente i está disponible, 0 si no. Inicializado a 0 para solo poder entrar en la función estanquero.</text:span></text:p>
            <text:p text:style-name="P822"/>
            <text:p text:style-name="P823"><text:span text:style-name="T824">//************************</text:span><text:span text:style-name="T825">**********************************************</text:span></text:p>
            <text:p text:style-name="P826"><text:span text:style-name="T827">// plantilla de función para generar un entero aleatorio uniformemente</text:span></text:p>
            <text:p text:style-name="P828"><text:span text:style-name="T829">// distribuido entre dos valores enteros, ambos incluidos</text:span></text:p>
            <text:p text:style-name="P830"><text:span text:style-name="T831">// (ambos tienen que ser dos constantes, conocidas en tiempo de compilación)</text:span></text:p>
            <text:p text:style-name="P832"><text:span text:style-name="T833">//-</text:span><text:span text:style-name="T834">---------------------------------------------------------------------</text:span></text:p>
            <text:p text:style-name="P835"/>
            <text:p text:style-name="P836"><text:span text:style-name="T837">template</text:span><text:span text:style-name="T838">&lt; </text:span><text:span text:style-name="T839">int</text:span><text:span text:style-name="T840"> </text:span><text:span text:style-name="T841">min</text:span><text:span text:style-name="T842">, </text:span><text:span text:style-name="T843">int</text:span><text:span text:style-name="T844"> </text:span><text:span text:style-name="T845">max</text:span><text:span text:style-name="T846"> &gt; </text:span><text:span text:style-name="T847">int</text:span><text:span text:style-name="T848"> </text:span><text:span text:style-name="T849">aleatorio</text:span><text:span text:style-name="T850">()</text:span></text:p>
            <text:p text:style-name="P851">{</text:p>
            <text:p text:style-name="P852"><text:span text:style-name="T853">  </text:span><text:span text:style-name="T854">static</text:span><text:span text:style-name="T855"> </text:span><text:span text:style-name="T856">default_random_engine</text:span><text:span text:style-name="T857"> </text:span><text:span text:style-name="T858">generador</text:span><text:span text:style-name="T859">( (</text:span><text:span text:style-name="T860">random_device</text:span><text:span text:style-name="T861">())</text:span><text:span text:style-name="T862">()</text:span><text:span text:style-name="T863"> );</text:span></text:p>
            <text:p text:style-name="P864"><text:span text:style-name="T865">  </text:span><text:span text:style-name="T866">static</text:span><text:span text:style-name="T867"> </text:span><text:span text:style-name="T868">uniform_int_distribution</text:span><text:span text:style-name="T869">&lt;</text:span><text:span text:style-name="T870">int</text:span><text:span text:style-name="T871">&gt; </text:span><text:span text:style-name="T872">distribucion_uniforme</text:span><text:span text:style-name="T873">( min, max ) ;</text:span></text:p>
            <text:p text:style-name="P874"><text:span text:style-name="T875">  </text:span><text:span text:style-name="T876">return</text:span><text:span text:style-name="T877"> </text:span><text:span text:style-name="T878">distribucion_uniforme</text:span><text:span text:style-name="T879">(</text:span><text:span text:style-name="T880"> </text:span><text:span text:style-name="T881">generador</text:span><text:span text:style-name="T882"> </text:span><text:span text:style-name="T883">)</text:span><text:span text:style-name="T884">;</text:span></text:p>
            <text:p text:style-name="P885">}</text:p>
            <text:p text:style-name="P886"/>
            <text:p text:style-name="P887"><text:span text:style-name="T888">//-------------------------------------------------------------------------</text:span></text:p>
            <text:p text:style-name="P889"><text:span text:style-name="T890">// Función que simula la acción de producir un ingrediente, como un retardo</text:span></text:p>
            <text:p text:style-name="P891"><text:span text:style-name="T892">// aleatorio de la hebra (devuelve número de ingrediente producido)</text:span></text:p>
            <text:p text:style-name="P893"/>
            <text:p text:style-name="P894"><text:span text:style-name="T895">int</text:span><text:span text:style-name="T896"> </text:span><text:span text:style-name="T897">producir_ingrediente</text:span><text:span text:style-name="T898">()</text:span></text:p>
            <text:p text:style-name="P899">{</text:p>
            <text:p text:style-name="P900"><text:span text:style-name="T901">   // calcular milisegundos aleatorios de duración de la acción de fumar)</text:span></text:p>
            <text:soft-page-break/>
            <text:p text:style-name="P902"><text:span text:style-name="T903">   </text:span><text:span text:style-name="T904">chrono</text:span><text:span text:style-name="T905">::</text:span><text:span text:style-name="T906">milliseconds</text:span><text:span text:style-name="T907"> </text:span><text:span text:style-name="T908">duracion_produ</text:span><text:span text:style-name="T909">( </text:span><text:span text:style-name="T910">aleatorio</text:span><text:span text:style-name="T911">&lt;</text:span><text:span text:style-name="T912">10</text:span><text:span text:style-name="T913">,</text:span><text:span text:style-name="T914">100</text:span><text:span text:style-name="T915">&gt;() );</text:span></text:p>
            <text:p text:style-name="P916"/>
            <text:p text:style-name="P917"><text:span text:style-name="T918">   // informa de que comienza a producir</text:span></text:p>
            <text:p text:style-name="P919"><text:span text:style-name="T920">   </text:span><text:span text:style-name="T921">cout</text:span><text:span text:style-name="T922"> </text:span><text:span text:style-name="T923">&lt;&lt;</text:span><text:span text:style-name="T924"> </text:span><text:span text:style-name="T925">"Estanquero : empieza a producir ingrediente ("</text:span><text:span text:style-name="T926"> </text:span><text:span text:style-name="T927">&lt;&lt;</text:span><text:span text:style-name="T928"> </text:span><text:span text:style-name="T929">duracion_produ</text:span><text:span text:style-name="T930">.</text:span><text:span text:style-name="T931">count</text:span><text:span text:style-name="T932">() </text:span><text:span text:style-name="T933">&lt;&lt;</text:span><text:span text:style-name="T934"> </text:span><text:span text:style-name="T935">" milisegundos)"</text:span><text:span text:style-name="T936"> </text:span><text:span text:style-name="T937">&lt;&lt;</text:span><text:span text:style-name="T938"> </text:span><text:span text:style-name="T939">endl</text:span><text:span text:style-name="T940">;</text:span></text:p>
            <text:p text:style-name="P941"/>
            <text:p text:style-name="P942"><text:span text:style-name="T943">   // espera bloqueada un tiempo igual a ''duracion_produ' milisegundos</text:span></text:p>
            <text:p text:style-name="P944"><text:span text:style-name="T945">   </text:span><text:span text:style-name="T946">this_thread</text:span><text:span text:style-name="T947">::</text:span><text:span text:style-name="T948">sleep_for</text:span><text:span text:style-name="T949">( </text:span><text:span text:style-name="T950">duracion_produ</text:span><text:span text:style-name="T951"> );</text:span></text:p>
            <text:p text:style-name="P952"/>
            <text:p text:style-name="P953"><text:span text:style-name="T954">   </text:span><text:span text:style-name="T955">const</text:span><text:span text:style-name="T956"> </text:span><text:span text:style-name="T957">int</text:span><text:span text:style-name="T958"> </text:span><text:span text:style-name="T959">num_ingrediente</text:span><text:span text:style-name="T960"> = </text:span><text:span text:style-name="T961">aleatorio</text:span><text:span text:style-name="T962">&lt;</text:span><text:span text:style-name="T963">0</text:span><text:span text:style-name="T964">,</text:span><text:span text:style-name="T965">num_fumadores</text:span><text:span text:style-name="T966">-</text:span><text:span text:style-name="T967">1</text:span><text:span text:style-name="T968">&gt;() ;</text:span></text:p>
            <text:p text:style-name="P969"/>
            <text:p text:style-name="P970"><text:span text:style-name="T971">   // informa de que ha terminado de producir</text:span></text:p>
            <text:p text:style-name="P972"><text:span text:style-name="T973">   </text:span><text:span text:style-name="T974">cout</text:span><text:span text:style-name="T975"> </text:span><text:span text:style-name="T976">&lt;&lt;</text:span><text:span text:style-name="T977"> </text:span><text:span text:style-name="T978">"Estanquero : termina de producir ingrediente "</text:span><text:span text:style-name="T979"> </text:span><text:span text:style-name="T980">&lt;&lt;</text:span><text:span text:style-name="T981"> </text:span><text:span text:style-name="T982">num_ingrediente</text:span><text:span text:style-name="T983"> </text:span><text:span text:style-name="T984">&lt;&lt;</text:span><text:span text:style-name="T985"> </text:span><text:span text:style-name="T986">endl</text:span><text:span text:style-name="T987">;</text:span></text:p>
            <text:p text:style-name="P988"/>
            <text:p text:style-name="P989"><text:span text:style-name="T990">   </text:span><text:span text:style-name="T991">return</text:span><text:span text:style-name="T992"> </text:span><text:span text:style-name="T993">num_ingrediente</text:span><text:span text:style-name="T994"> ;</text:span></text:p>
            <text:p text:style-name="P995">}</text:p>
            <text:p text:style-name="P996"/>
            <text:p text:style-name="P997"><text:span text:style-name="T998">//----------------------------------------------------------------------</text:span></text:p>
            <text:p text:style-name="P999"><text:span text:style-name="T1000">// función que ejecuta la hebra del estanquero</text:span></text:p>
            <text:p text:style-name="P1001"/>
            <text:p text:style-name="P1002"><text:span text:style-name="T1003">void</text:span><text:span text:style-name="T1004"> </text:span><text:span text:style-name="T1005">funcion_hebra_estanquero</text:span><text:span text:style-name="T1006">(  )</text:span></text:p>
            <text:p text:style-name="P1007">{</text:p>
            <text:p text:style-name="P1008"><text:span text:style-name="T1009">   </text:span><text:span text:style-name="T1010">int</text:span><text:span text:style-name="T1011"> </text:span><text:span text:style-name="T1012">num_fumador</text:span><text:span text:style-name="T1013">;</text:span></text:p>
            <text:p text:style-name="P1014"><text:span text:style-name="T1015">   </text:span><text:span text:style-name="T1016">while</text:span><text:span text:style-name="T1017">(</text:span><text:span text:style-name="T1018">true</text:span><text:span text:style-name="T1019">){</text:span></text:p>
            <text:p text:style-name="P1020"><text:span text:style-name="T1021">      </text:span><text:span text:style-name="T1022">sem_wait</text:span><text:span text:style-name="T1023">(</text:span><text:span text:style-name="T1024">mostrador</text:span><text:span text:style-name="T1025">);</text:span></text:p>
            <text:p text:style-name="P1026"><text:span text:style-name="T1027">      </text:span><text:span text:style-name="T1028">num_fumador</text:span><text:span text:style-name="T1029">=</text:span><text:span text:style-name="T1030">producir_ingrediente</text:span><text:span text:style-name="T1031">();</text:span></text:p>
            <text:p text:style-name="P1032">      </text:p>
            <text:p text:style-name="P1033"><text:span text:style-name="T1034">      </text:span><text:span text:style-name="T1035">cout</text:span><text:span text:style-name="T1036"> </text:span><text:span text:style-name="T1037">&lt;&lt;</text:span><text:span text:style-name="T1038"> </text:span><text:span text:style-name="T1039">"Se ha puesto el ingrediente número: "</text:span><text:span text:style-name="T1040"> </text:span><text:span text:style-name="T1041">&lt;&lt;</text:span><text:span text:style-name="T1042"> </text:span><text:span text:style-name="T1043">num_fumador</text:span><text:span text:style-name="T1044"> </text:span><text:span text:style-name="T1045">&lt;&lt;</text:span><text:span text:style-name="T1046"> </text:span><text:span text:style-name="T1047">endl</text:span><text:span text:style-name="T1048">;</text:span></text:p>
            <text:p text:style-name="P1049"/>
            <text:p text:style-name="P1050">      </text:p>
            <text:p text:style-name="P1051"><text:span text:style-name="T1052">      </text:span><text:span text:style-name="T1053">sem_signal</text:span><text:span text:style-name="T1054">(</text:span><text:span text:style-name="T1055">ingredientes</text:span><text:span text:style-name="T1056">[</text:span><text:span text:style-name="T1057">num_fumador</text:span><text:span text:style-name="T1058">]</text:span><text:span text:style-name="T1059">);</text:span></text:p>
            <text:p text:style-name="P1060">   }</text:p>
            <text:p text:style-name="P1061"/>
            <text:p text:style-name="P1062">}</text:p>
            <text:p text:style-name="P1063"/>
            <text:p text:style-name="P1064"><text:span text:style-name="T1065">//-------------------------------------------------------------------------</text:span></text:p>
            <text:p text:style-name="P1066"><text:span text:style-name="T1067">// Función que simula la acción de fumar, como un retardo aleatoria de la hebra</text:span></text:p>
            <text:p text:style-name="P1068"/>
            <text:p text:style-name="P1069"><text:span text:style-name="T1070">void</text:span><text:span text:style-name="T1071"> </text:span><text:span text:style-name="T1072">fumar</text:span><text:span text:style-name="T1073">( </text:span><text:span text:style-name="T1074">int</text:span><text:span text:style-name="T1075"> </text:span><text:span text:style-name="T1076">num_fumador</text:span><text:span text:style-name="T1077"> )</text:span></text:p>
            <text:p text:style-name="P1078">{</text:p>
            <text:p text:style-name="P1079"/>
            <text:p text:style-name="P1080"><text:span text:style-name="T1081">   // calcular milisegundos aleatorios de duración de la acción de fumar)</text:span></text:p>
            <text:p text:style-name="P1082"><text:span text:style-name="T1083">   </text:span><text:span text:style-name="T1084">chrono</text:span><text:span text:style-name="T1085">::</text:span><text:span text:style-name="T1086">milliseconds</text:span><text:span text:style-name="T1087"> </text:span><text:span text:style-name="T1088">duracion_fumar</text:span><text:span text:style-name="T1089">( </text:span><text:span text:style-name="T1090">aleatorio</text:span><text:span text:style-name="T1091">&lt;</text:span><text:span text:style-name="T1092">20</text:span><text:span text:style-name="T1093">,</text:span><text:span text:style-name="T1094">200</text:span><text:span text:style-name="T1095">&gt;() );</text:span></text:p>
            <text:p text:style-name="P1096"/>
            <text:p text:style-name="P1097"><text:span text:style-name="T1098">   // informa de que comienza a fumar</text:span></text:p>
            <text:p text:style-name="P1099">   </text:p>
            <text:p text:style-name="P1100"><text:span text:style-name="T1101">    </text:span><text:span text:style-name="T1102">cout</text:span><text:span text:style-name="T1103"> </text:span><text:span text:style-name="T1104">&lt;&lt;</text:span><text:span text:style-name="T1105"> </text:span><text:span text:style-name="T1106">"Fumador "</text:span><text:span text:style-name="T1107"> </text:span><text:span text:style-name="T1108">&lt;&lt;</text:span><text:span text:style-name="T1109"> </text:span><text:span text:style-name="T1110">num_fumador</text:span><text:span text:style-name="T1111"> </text:span><text:span text:style-name="T1112">&lt;&lt;</text:span><text:span text:style-name="T1113"> </text:span><text:span text:style-name="T1114">"  :"</text:span></text:p>
            <text:p text:style-name="P1115"><text:span text:style-name="T1116">          </text:span><text:span text:style-name="T1117">&lt;&lt;</text:span><text:span text:style-name="T1118"> </text:span><text:span text:style-name="T1119">" empieza a fumar ("</text:span><text:span text:style-name="T1120"> </text:span><text:span text:style-name="T1121">&lt;&lt;</text:span><text:span text:style-name="T1122"> </text:span><text:span text:style-name="T1123">duracion_fumar</text:span><text:span text:style-name="T1124">.</text:span><text:span text:style-name="T1125">count</text:span><text:span text:style-name="T1126">() </text:span><text:span text:style-name="T1127">&lt;&lt;</text:span><text:span text:style-name="T1128"> </text:span><text:span text:style-name="T1129">" milisegundos)"</text:span><text:span text:style-name="T1130"> </text:span><text:span text:style-name="T1131">&lt;&lt;</text:span><text:span text:style-name="T1132"> </text:span><text:span text:style-name="T1133">endl</text:span><text:span text:style-name="T1134">;</text:span></text:p>
            <text:p text:style-name="P1135"/>
            <text:p text:style-name="P1136"><text:span text:style-name="T1137">   // espera bloqueada un tiempo igual a ''duracion_fumar' milisegundos</text:span></text:p>
            <text:p text:style-name="P1138"><text:span text:style-name="T1139">   </text:span><text:span text:style-name="T1140">this_thread</text:span><text:span text:style-name="T1141">::</text:span><text:span text:style-name="T1142">sleep_for</text:span><text:span text:style-name="T1143">( </text:span><text:span text:style-name="T1144">duracion_fumar</text:span><text:span text:style-name="T1145"> );</text:span></text:p>
            <text:p text:style-name="P1146"/>
            <text:p text:style-name="P1147"><text:span text:style-name="T1148">   </text:span><text:span text:style-name="T1149">// informa de que ha terminado de fumar</text:span></text:p>
            <text:p text:style-name="P1150">   </text:p>
            <text:p text:style-name="P1151"><text:span text:style-name="T1152">    </text:span><text:span text:style-name="T1153">cout</text:span><text:span text:style-name="T1154"> </text:span><text:span text:style-name="T1155">&lt;&lt;</text:span><text:span text:style-name="T1156"> </text:span><text:span text:style-name="T1157">"Fumador "</text:span><text:span text:style-name="T1158"> </text:span><text:span text:style-name="T1159">&lt;&lt;</text:span><text:span text:style-name="T1160"> </text:span><text:span text:style-name="T1161">num_fumador</text:span><text:span text:style-name="T1162"> </text:span><text:span text:style-name="T1163">&lt;&lt;</text:span><text:span text:style-name="T1164"> </text:span><text:span text:style-name="T1165">"  : termina de fumar, comienza espera de ingrediente."</text:span><text:span text:style-name="T1166"> </text:span><text:span text:style-name="T1167">&lt;&lt;</text:span><text:span text:style-name="T1168"> </text:span><text:span text:style-name="T1169">endl</text:span><text:span text:style-name="T1170">;</text:span></text:p>
            <text:p text:style-name="P1171"/>
            <text:p text:style-name="P1172">}</text:p>
            <text:p text:style-name="P1173"/>
            <text:p text:style-name="P1174"><text:span text:style-name="T1175">//----------------------------------------------------------------------</text:span></text:p>
            <text:p text:style-name="P1176"><text:span text:style-name="T1177">// función que ejecuta la hebra del fumador</text:span></text:p>
            <text:p text:style-name="P1178"><text:span text:style-name="T1179">void</text:span><text:span text:style-name="T1180">  </text:span><text:span text:style-name="T1181">funcion_hebra_fumador</text:span><text:span text:style-name="T1182">( </text:span><text:span text:style-name="T1183">int</text:span><text:span text:style-name="T1184"> </text:span><text:span text:style-name="T1185">num_fumador</text:span><text:span text:style-name="T1186"> )</text:span></text:p>
            <text:p text:style-name="P1187">{</text:p>
            <text:p text:style-name="P1188"><text:span text:style-name="T1189">   </text:span><text:span text:style-name="T1190">while</text:span><text:span text:style-name="T1191">( </text:span><text:span text:style-name="T1192">true</text:span><text:span text:style-name="T1193"> )</text:span></text:p>
            <text:soft-page-break/>
            <text:p text:style-name="P1194">   {</text:p>
            <text:p text:style-name="P1195"><text:span text:style-name="T1196">      </text:span><text:span text:style-name="T1197">sem_wait</text:span><text:span text:style-name="T1198">(</text:span><text:span text:style-name="T1199">ingredientes</text:span><text:span text:style-name="T1200">[</text:span><text:span text:style-name="T1201">num_fumador</text:span><text:span text:style-name="T1202">]</text:span><text:span text:style-name="T1203">);</text:span></text:p>
            <text:p text:style-name="P1204">      </text:p>
            <text:p text:style-name="P1205">      </text:p>
            <text:p text:style-name="P1206"><text:span text:style-name="T1207">      </text:span><text:span text:style-name="T1208">cout</text:span><text:span text:style-name="T1209"> </text:span><text:span text:style-name="T1210">&lt;&lt;</text:span><text:span text:style-name="T1211"> </text:span><text:span text:style-name="T1212">"Se retira el ingrediente número: "</text:span><text:span text:style-name="T1213"> </text:span><text:span text:style-name="T1214">&lt;&lt;</text:span><text:span text:style-name="T1215"> </text:span><text:span text:style-name="T1216">num_fumador</text:span><text:span text:style-name="T1217"> </text:span><text:span text:style-name="T1218">&lt;&lt;</text:span><text:span text:style-name="T1219"> </text:span><text:span text:style-name="T1220">endl</text:span><text:span text:style-name="T1221">;</text:span></text:p>
            <text:p text:style-name="P1222"/>
            <text:p text:style-name="P1223"><text:span text:style-name="T1224">      </text:span><text:span text:style-name="T1225">sem_signal</text:span><text:span text:style-name="T1226">(</text:span><text:span text:style-name="T1227">mostrador</text:span><text:span text:style-name="T1228">);</text:span></text:p>
            <text:p text:style-name="P1229"><text:span text:style-name="T1230">      </text:span><text:span text:style-name="T1231">fumar</text:span><text:span text:style-name="T1232">(</text:span><text:span text:style-name="T1233">num_fumador</text:span><text:span text:style-name="T1234">);</text:span></text:p>
            <text:p text:style-name="P1235"/>
            <text:p text:style-name="P1236">   }</text:p>
            <text:p text:style-name="P1237">}</text:p>
            <text:p text:style-name="P1238"/>
            <text:p text:style-name="P1239"><text:span text:style-name="T1240">//----------------------------------------------------------------------</text:span></text:p>
            <text:p text:style-name="P1241"/>
            <text:p text:style-name="P1242"><text:span text:style-name="T1243">int</text:span><text:span text:style-name="T1244"> </text:span><text:span text:style-name="T1245">main</text:span><text:span text:style-name="T1246">()</text:span></text:p>
            <text:p text:style-name="P1247">{</text:p>
            <text:p text:style-name="P1248"><text:span text:style-name="T1249">   // declarar hebras y ponerlas en marcha</text:span></text:p>
            <text:p text:style-name="P1250"><text:span text:style-name="T1251">   </text:span><text:span text:style-name="T1252">// ......</text:span></text:p>
            <text:p text:style-name="P1253"/>
            <text:p text:style-name="P1254"><text:span text:style-name="T1255">   </text:span><text:span text:style-name="T1256">for</text:span><text:span text:style-name="T1257">(</text:span><text:span text:style-name="T1258">int</text:span><text:span text:style-name="T1259"> </text:span><text:span text:style-name="T1260">i</text:span><text:span text:style-name="T1261"> = </text:span><text:span text:style-name="T1262">0</text:span><text:span text:style-name="T1263">; </text:span><text:span text:style-name="T1264">i</text:span><text:span text:style-name="T1265"> &lt; </text:span><text:span text:style-name="T1266">num_fumadores</text:span><text:span text:style-name="T1267">; </text:span><text:span text:style-name="T1268">i</text:span><text:span text:style-name="T1269">++)</text:span></text:p>
            <text:p text:style-name="P1270"><text:span text:style-name="T1271">      </text:span><text:span text:style-name="T1272">ingredientes</text:span><text:span text:style-name="T1273">.</text:span><text:span text:style-name="T1274">push_back</text:span><text:span text:style-name="T1275">(</text:span><text:span text:style-name="T1276">0</text:span><text:span text:style-name="T1277">);</text:span></text:p>
            <text:p text:style-name="P1278">   </text:p>
            <text:p text:style-name="P1279"><text:span text:style-name="T1280">   </text:span><text:span text:style-name="T1281">thread</text:span><text:span text:style-name="T1282"> </text:span><text:span text:style-name="T1283">hebra_estanquero</text:span><text:span text:style-name="T1284">(</text:span><text:span text:style-name="T1285">funcion_hebra_estanquero</text:span><text:span text:style-name="T1286">);</text:span></text:p>
            <text:p text:style-name="P1287"><text:span text:style-name="T1288">   </text:span><text:span text:style-name="T1289">thread</text:span><text:span text:style-name="T1290"> </text:span><text:span text:style-name="T1291">hebra_fumador</text:span><text:span text:style-name="T1292">[</text:span><text:span text:style-name="T1293">num_fumadores</text:span><text:span text:style-name="T1294">];</text:span></text:p>
            <text:p text:style-name="P1295"/>
            <text:p text:style-name="P1296"><text:span text:style-name="T1297">   </text:span><text:span text:style-name="T1298">for</text:span><text:span text:style-name="T1299">(</text:span><text:span text:style-name="T1300">unsigned</text:span><text:span text:style-name="T1301"> </text:span><text:span text:style-name="T1302">long</text:span><text:span text:style-name="T1303"> </text:span><text:span text:style-name="T1304">i</text:span><text:span text:style-name="T1305"> = </text:span><text:span text:style-name="T1306">0</text:span><text:span text:style-name="T1307">; </text:span><text:span text:style-name="T1308">i</text:span><text:span text:style-name="T1309"> &lt; </text:span><text:span text:style-name="T1310">num_fumadores</text:span><text:span text:style-name="T1311">; </text:span><text:span text:style-name="T1312">i</text:span><text:span text:style-name="T1313">++)</text:span></text:p>
            <text:p text:style-name="P1314"><text:span text:style-name="T1315">      </text:span><text:span text:style-name="T1316">hebra_fumador</text:span><text:span text:style-name="T1317">[</text:span><text:span text:style-name="T1318">i</text:span><text:span text:style-name="T1319">] </text:span><text:span text:style-name="T1320">=</text:span><text:span text:style-name="T1321"> </text:span><text:span text:style-name="T1322">thread</text:span><text:span text:style-name="T1323">(</text:span><text:span text:style-name="T1324">funcion_hebra_fumador</text:span><text:span text:style-name="T1325">, </text:span><text:span text:style-name="T1326">i</text:span><text:span text:style-name="T1327">);</text:span></text:p>
            <text:p text:style-name="P1328"><text:span text:style-name="T1329">   </text:span><text:span text:style-name="T1330">hebra_estanquero</text:span><text:span text:style-name="T1331">.</text:span><text:span text:style-name="T1332">join</text:span><text:span text:style-name="T1333">();</text:span></text:p>
            <text:p text:style-name="P1334"/>
            <text:p text:style-name="P1335"><text:span text:style-name="T1336">   </text:span><text:span text:style-name="T1337">for</text:span><text:span text:style-name="T1338">(</text:span><text:span text:style-name="T1339">unsigned</text:span><text:span text:style-name="T1340"> </text:span><text:span text:style-name="T1341">long</text:span><text:span text:style-name="T1342"> </text:span><text:span text:style-name="T1343">i</text:span><text:span text:style-name="T1344"> = </text:span><text:span text:style-name="T1345">0</text:span><text:span text:style-name="T1346">; </text:span><text:span text:style-name="T1347">i</text:span><text:span text:style-name="T1348"> &lt; </text:span><text:span text:style-name="T1349">num_fumadores</text:span><text:span text:style-name="T1350">; </text:span><text:span text:style-name="T1351">i</text:span><text:span text:style-name="T1352">++)</text:span></text:p>
            <text:p text:style-name="P1353"><text:span text:style-name="T1354">      </text:span><text:span text:style-name="T1355">hebra_fumador</text:span><text:span text:style-name="T1356">[</text:span><text:span text:style-name="T1357">i</text:span><text:span text:style-name="T1358">].</text:span><text:span text:style-name="T1359">join</text:span><text:span text:style-name="T1360">();</text:span></text:p>
            <text:p text:style-name="P1361">   </text:p>
            <text:p text:style-name="P1362"/>
            <text:p text:style-name="P1363">}</text:p>
            <text:p text:style-name="P1364"/>
            <text:p text:style-name="P1365"/>
          </table:table-cell>
        </table:table-row>
      </table:table>
      <text:p text:style-name="P13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dellibro" style:display-name="Título del libro" style:family="text" style:parent-style-name="Fuentedepárrafopredeter.">
      <style:text-properties fo:font-weight="bold" style:font-weight-asian="bold" style:font-weight-complex="bold" fo:font-style="italic" style:font-style-asian="italic" style:font-style-complex="italic"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cabezado">Víctor José Rubia López<text:tab/>Portafolios SCD Práctica 1<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ctor Jose Rubia Lopez</meta:initial-creator>
    <dc:creator>Victor Jose Rubia Lopez</dc:creator>
    <meta:creation-date>2020-10-17T10:58:00Z</meta:creation-date>
    <dc:date>2020-11-03T12:03:00Z</dc:date>
    <meta:template xlink:href="Normal" xlink:type="simple"/>
    <meta:editing-cycles>3</meta:editing-cycles>
    <meta:editing-duration>PT10500S</meta:editing-duration>
    <meta:document-statistic meta:page-count="5" meta:paragraph-count="18" meta:word-count="1457" meta:character-count="9455" meta:row-count="66" meta:non-whitespace-character-count="8016"/>
  </office:meta>
</office:document-meta>
</file>